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DejaVu Serif" svg:font-family="'DejaVu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4">
      <style:table-properties fo:margin-left="0cm" style:width="17.101cm" table:align="left"/>
    </style:style>
    <style:style style:family="table-column" style:name="Tableau14.A">
      <style:table-column-properties style:column-width="9.998cm"/>
    </style:style>
    <style:style style:family="table-column" style:name="Tableau14.B">
      <style:table-column-properties style:column-width="7.103cm"/>
    </style:style>
    <style:style style:family="table-row" style:name="Tableau14.1">
      <style:table-row-properties style:min-row-height="2.487cm"/>
    </style:style>
    <style:style style:family="table-cell" style:name="Tableau14.A1">
      <style:table-cell-properties style:writing-mode="page"/>
    </style:style>
    <style:style style:family="table" style:name="Tableau1">
      <style:table-properties style:width="16.96cm" table:align="left"/>
    </style:style>
    <style:style style:family="table-column" style:name="Tableau1.A">
      <style:table-column-properties style:column-width="7.858cm"/>
    </style:style>
    <style:style style:family="table-column" style:name="Tableau1.B">
      <style:table-column-properties style:column-width="9.102cm"/>
    </style:style>
    <style:style style:family="table-cell" style:name="Tableau1.A1">
      <style:table-cell-properties fo:border-bottom="none" fo:border-left="0.05pt solid #000000" fo:border-right="0.05pt solid #000000" fo:border-top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05pt solid #000000" fo:border-top="none" fo:padding="0.097cm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0.661cm"/>
    </style:style>
    <style:style style:family="table-column" style:name="Tableau4.B">
      <style:table-column-properties style:column-width="4.11cm"/>
    </style:style>
    <style:style style:family="table-column" style:name="Tableau4.C">
      <style:table-column-properties style:column-width="0.653cm"/>
    </style:style>
    <style:style style:family="table-column" style:name="Tableau4.D">
      <style:table-column-properties style:column-width="4.128cm"/>
    </style:style>
    <style:style style:family="table-cell" style:name="Tableau4.A1">
      <style:table-cell-properties fo:border="none" fo:padding="0.097cm"/>
    </style:style>
    <style:style style:family="table-cell" style:name="Tableau4.B2">
      <style:table-cell-properties fo:background-color="transparent" fo:border="none" fo:padding="0.097cm">
        <style:background-image/>
      </style:table-cell-properties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b6443" style:font-name="Arial" style:font-size-asian="11pt" style:font-size-complex="11pt"/>
    </style:style>
    <style:style style:family="paragraph" style:name="P3" style:parent-style-name="Standard">
      <style:text-properties officeooo:paragraph-rsid="001b6443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6443" style:font-name="Arial" style:font-size-asian="10pt" style:font-size-complex="10pt"/>
    </style:style>
    <style:style style:family="paragraph" style:name="P5" style:parent-style-name="UrbanBody">
      <style:text-properties fo:font-weight="normal" officeooo:paragraph-rsid="001b6443" style:font-name="arial" style:font-weight-asian="normal" style:font-weight-complex="normal" style:text-underline-style="none"/>
    </style:style>
    <style:style style:family="paragraph" style:name="P6" style:parent-style-name="UrbanBody">
      <style:text-properties officeooo:paragraph-rsid="001b6443" style:font-name="arial"/>
    </style:style>
    <style:style style:family="paragraph" style:name="P7" style:parent-style-name="UrbanBody_20_">
      <style:text-properties style:font-name="arial"/>
    </style:style>
    <style:style style:family="paragraph" style:name="P8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_20_">
      <style:text-properties fo:font-size="11pt" style:font-name="arial" style:font-size-asian="11pt" style:font-size-complex="11pt"/>
    </style:style>
    <style:style style:family="paragraph" style:name="P10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1" style:parent-style-name="UrbanTitle">
      <style:text-properties style:font-name="arial"/>
    </style:style>
    <style:style style:family="paragraph" style:name="P12" style:parent-style-name="UrbanTitle2">
      <style:text-properties style:font-name="arial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1b644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CN" style:country-complex="IN" style:font-name="DejaVu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3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" form:image-position="center" form:input-required="false" form:name="Case à cocher 13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4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" form:image-position="center" form:input-required="false" form:name="Case à cocher 6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14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1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" form:image-position="center" form:input-required="false" form:name="Case à cocher 15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15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" form:image-position="center" form:input-required="false" form:name="Case à cocher 3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3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" form:image-position="center" form:input-required="false" form:name="Case à cocher 3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34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33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9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16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7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8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0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17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5" form:image-position="center" form:input-required="false" form:name="Case à cocher 18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10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25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31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9" form:image-position="center" form:input-required="false" form:name="Case à cocher 3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3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1" form:image-position="center" form:input-required="false" form:name="Case à cocher 3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input-required="false" form:name="Case à cocher 31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11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input-required="false" form:name="Case à cocher 1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31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32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7" form:image-position="center" form:input-required="false" form:name="Case à cocher 31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32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33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34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office:value-type="string" table:style-name="Tableau14.A1">
            <text:p text:style-name="P2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4">Import depuis header.odt</text:span></text:p>
          </table:table-cell>
          <table:table-cell office:value-type="string" table:style-name="Tableau14.A1">
            <text:p text:style-name="P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Energie </text:p>
            <text:p text:style-name="P6">Place Léopold, 3 – Immeuble « BIBOT » </text:p>
            <text:p text:style-name="P5">5000 Namur </text:p>
            <text:p text:style-name="P13">RECOMMANDE</text:p>
          </table:table-cell>
        </table:table-row>
      </table:table>
      <text:p text:style-name="P3"/>
      <text:p text:style-name="P11">Formulaire d’envoi d’un dossier au fonctionnaire délégué</text:p>
      <text:p text:style-name="P11"/>
      <text:p text:style-name="P12"><text:span text:style-name="T13"/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1er dossier RW')!= 0</text:span></text:p></office:annotation><draw:control draw:control="control7" draw:style-name="gr1" draw:text-style-name="P15" draw:z-index="6" svg:height="0.399cm" svg:width="0.447cm" text:anchor-type="as-char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8"><text:span text:style-name="T1"><office:annotation><dc:creator>sde </dc:creator><dc:date>2011-08-03T11:19:28</dc:date><text:p text:style-name="P14"><text:span text:style-name="T19">d</text:span><text:span text:style-name="T16">o text if cmp(urbanEventObj.title,'Transmis 1er dossier RW') == 0</text:span></text:p></office:annotation></text:span><text:span text:style-name="T1"><draw:control draw:control="control6" draw:style-name="gr1" draw:text-style-name="P15" draw:z-index="5" svg:height="0.399cm" svg:width="0.447cm" text:anchor-type="as-char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office:value-type="string" table:style-name="Tableau1.A2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!= 0</text:span></text:p></office:annotation><draw:control draw:control="control1" draw:style-name="gr1" draw:text-style-name="P15" draw:z-index="0" svg:height="0.399cm" svg:width="0.447cm" text:anchor-type="as-char"/>Envoi avec le <text:span text:style-name="T7">RAPPORT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 == 0</text:span></text:p></office:annotation><draw:control draw:control="control3" draw:style-name="gr1" draw:text-style-name="P15" draw:z-index="2" svg:height="0.399cm" svg:width="0.447cm" text:anchor-type="as-char"/>Envoi avec le <text:span text:style-name="T7">RAPPORT</text:span><text:span text:style-name="T1"> du</text:span> collège</text:p>
          </table:table-cell>
          <table:table-cell office:value-type="string" table:style-name="Tableau1.B2">
            <text:p text:style-name="P8"><office:annotation><dc:creator>sde </dc:creator><dc:date>2011-08-03T11:19:28</dc:date><text:p text:style-name="P14"><text:span text:style-name="T19">d</text:span><text:span text:style-name="T16">o text if not urbanEventObj.title.endswith('livrance du permis (octroi ou refus)')</text:span></text:p></office:annotation><draw:control draw:control="control4" draw:style-name="gr1" draw:text-style-name="P15" draw:z-index="3" svg:height="0.399cm" svg:width="0.447cm" text:anchor-type="as-char"/>Envoi avec la <text:span text:style-name="T7">DÉCISION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urbanEventObj.title.endswith('livrance du permis (octroi ou refus)')</text:span></text:p></office:annotation><draw:control draw:control="control5" draw:style-name="gr1" draw:text-style-name="P15" draw:z-index="4" svg:height="0.399cm" svg:width="0.447cm" text:anchor-type="as-char"/>Envoi avec la <text:span text:style-name="T1">DÉCISION du</text:span> collège 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9"><office:annotation><dc:creator>sde </dc:creator><dc:date>2011-08-04T10:39:22</dc:date><text:p text:style-name="P14"><text:span text:style-name="T16">do row for type in self.listVocabularyForTemplate('foldercategories')</text:span></text:p></office:annotation><office:annotation><dc:creator>sde </dc:creator><dc:date>2011-08-04T10:39:07</dc:date><text:p text:style-name="P14"><text:span text:style-name="T16">do text if cmp(type[0],self.getFolderCategory())==0</text:span></text:p></office:annotation><draw:control draw:control="control23" draw:style-name="gr1" draw:text-style-name="P15" draw:z-index="22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cmp(type[0],self.getFolderCategory())!=0</text:span></text:p></office:annotation><draw:control draw:control="control22" draw:style-name="gr1" draw:text-style-name="P15" draw:z-index="21" svg:height="0.399cm" svg:width="0.447cm" text:anchor-type="as-char"/></text:p>
                </table:table-cell>
                <table:table-cell office:value-type="string" table:style-name="Tableau5.A1">
                  <text:p text:style-name="P9"><text:text-input text:description="Bien-Parcelles">type[1]</text:text-input>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0">Demandeurs :</text:p>
            <text:p text:style-name="P8">Nom, Prénom</text:p>
            <text:p text:style-name="P8">Adresse</text:p>
          </table:table-cell>
          <table:table-cell office:value-type="string" table:number-columns-spanned="4" table:style-name="Tableau3.B1">
            <text:p text:style-name="P9"/>
            <text:p text:style-name="P9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Bien concerné :</text:p>
            <text:p text:style-name="P8">Adresse</text:p>
            <text:p text:style-name="P8">Référence cadastral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WorkLocationSignaletic()</text:text-input></text:p>
            <text:p text:style-name="P9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Nature de la demande :</text:span>  (objet)</text:p>
          </table:table-cell>
          <table:table-cell office:value-type="string" table:number-columns-spanned="4" table:style-name="Tableau3.B2">
            <text:p text:style-name="P9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uteur de projet :</text:p>
            <text:p text:style-name="P8">Nom</text:p>
            <text:p text:style-name="P8">Adress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Date de dépôt dossier complet </text:span>:</text:p>
            <text:p text:style-name="P8">Accusé de réception :</text:p>
          </table:table-cell>
          <table:table-cell office:value-type="string" table:number-columns-spanned="2" table:style-name="Tableau3.A2">
            <text:p text:style-name="P9"><office:annotation><dc:creator>sde </dc:creator><dc:date>2011-08-08T13:35:49</dc:date><text:p text:style-name="P14"><text:span text:style-name="T15">do text if self.getLastDeposit() is not None</text:span></text:p></office:annotation><text:text-input text:description="Objet des travaux">tool.formatDate(self.getLastDeposit().getEventDate())</text:text-input></text:p>
            <text:p text:style-name="P9"><office:annotation><dc:creator>sde </dc:creator><dc:date>2011-08-08T13:36:33</dc:date><text:p text:style-name="P14"><text:span text:style-name="T15">do text if self.getLastAcknowledgment() is not None</text:span></text:p></office:annotation><text:text-input text:description="Objet des travaux">tool.formatDate(self.getLastAcknowledgment().getEventDate())</text:text-input></text:p>
            <text:p text:style-name="P9"/>
          </table:table-cell>
          <table:covered-table-cell/>
          <table:table-cell office:value-type="string" table:style-name="Tableau3.D5">
            <text:p text:style-name="P9"><text:span text:style-name="T5">Délai de réponse annoncé :</text:span> <text:s text:c="3"/></text:p>
          </table:table-cell>
          <table:table-cell office:value-type="string" table:style-name="Tableau3.E5">
            <text:p text:style-name="P9"><text:text-input text:description="Objet des travaux">self.getAnnoncedDelay()</text:text-input></text:p>
          </table:table-cell>
        </table:table-row>
        <text:soft-page-break/>
        <table:table-row>
          <table:table-cell office:value-type="string" table:style-name="Tableau3.A2">
            <text:p text:style-name="P8">Autres dossiers connus sur le bien : (refs)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9"><office:annotation><dc:creator>sde </dc:creator><dc:date>2011-08-05T08:21:16</dc:date><text:p text:style-name="P14"><text:span text:style-name="T16">do text if self.getIsInPCA()</text:span></text:p></office:annotation><draw:control draw:control="control19" draw:style-name="gr1" draw:text-style-name="P15" draw:z-index="18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not self.getIsInPCA()</text:span></text:p></office:annotation><draw:control draw:control="control18" draw:style-name="gr1" draw:text-style-name="P15" draw:z-index="17" svg:height="0.399cm" svg:width="0.447cm" text:anchor-type="as-char"/></text:p>
                </table:table-cell>
                <table:table-cell office:value-type="string" table:style-name="Tableau10.A1">
                  <text:p text:style-name="P9">Un PCA</text:p>
                </table:table-cell>
                <table:table-cell office:value-type="string" table:style-name="Tableau10.A1">
                  <text:p text:style-name="P9"><office:annotation><dc:creator>sde </dc:creator><dc:date>2011-08-04T10:39:07</dc:date><text:p text:style-name="P14"><text:span text:style-name="T16">do text if self.getIsInSubdivision()</text:span></text:p></office:annotation><draw:control draw:control="control21" draw:style-name="gr1" draw:text-style-name="P15" draw:z-index="20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not self.getIsInSubdivision()</text:span></text:p></office:annotation><draw:control draw:control="control20" draw:style-name="gr1" draw:text-style-name="P15" draw:z-index="19" svg:height="0.399cm" svg:width="0.447cm" text:anchor-type="as-char"/></text:p>
                </table:table-cell>
                <table:table-cell office:value-type="string" table:style-name="Tableau10.A1">
                  <text:p text:style-name="P9">Un lotissement</text:p>
                  <text:p text:style-name="P9"><text:s/><office:annotation><dc:creator>sde </dc:creator><dc:date>2011-08-08T13:29:49</dc:date><text:p text:style-name="P14"><text:span text:style-name="T16">do text if self.getIsInSubdivision()</text:span></text:p><text:p text:style-name="P14"><text:span text:style-name="T16">f</text:span><text:span text:style-name="T18">rom xhtml(self.getSubdivisionDetails())</text:span></text:p></office:annotatio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9"><office:annotation><dc:creator>sde </dc:creator><dc:date>2011-08-04T11:46:30</dc:date><text:p text:style-name="P14"><text:span text:style-name="T15">do row if </text:span><text:span text:style-name="T16">self.getLastInquiry() is None or len(self.getLastInquiry(). getLinkedInquiry().getDerogation()) == 0</text:span></text:p></office:annotation><draw:control draw:control="control33" draw:style-name="gr1" draw:text-style-name="P15" draw:z-index="32" svg:height="0.399cm" svg:width="0.447cm" text:anchor-type="as-char"/></text:p>
                </table:table-cell>
                <table:table-cell office:value-type="string" table:style-name="Tableau12.A1">
                  <text:p text:style-name="P9">Oui</text:p>
                </table:table-cell>
                <table:table-cell office:value-type="string" table:style-name="Tableau12.A1">
                  <text:p text:style-name="P9"><draw:control draw:control="control34" draw:style-name="gr1" draw:text-style-name="P15" draw:z-index="33" svg:height="0.399cm" svg:width="0.447cm" text:anchor-type="as-char"/></text:p>
                </table:table-cell>
                <table:table-cell office:value-type="string" table:style-name="Tableau12.A1">
                  <text:p text:style-name="P9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9"><office:annotation><dc:creator>sde </dc:creator><dc:date>2011-08-08T11:17:40</dc:date><text:p text:style-name="P14"><text:span text:style-name="T15">do table if </text:span><text:span text:style-name="T16">self.getLastInquiry() is not None</text:span></text:p></office:annotation><office:annotation><dc:creator>sde </dc:creator><dc:date>2011-08-04T13:57:24</dc:date><text:p text:style-name="P14"><text:span text:style-name="T16">do row for part in self.getLastInquiry(). getLinkedInquiry().listVocabularyForTemplate('derogations')</text:span></text:p></office:annotation><office:annotation><dc:creator>sde </dc:creator><dc:date>2011-08-04T11:46:30</dc:date><text:p text:style-name="P14"><text:span text:style-name="T15">do text if part[0] in </text:span><text:span text:style-name="T16">self.getLastInquiry(). getLinkedInquiry().getDerogation()</text:span></text:p></office:annotation><draw:control draw:control="control35" draw:style-name="gr1" draw:text-style-name="P15" draw:z-index="34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 not in self.getLastInquiry(). getLinkedInquiry().getDerogation()</text:span></text:p></office:annotation><draw:control draw:control="control36" draw:style-name="gr1" draw:text-style-name="P15" draw:z-index="35" svg:height="0.399cm" svg:width="0.447cm" text:anchor-type="as-char"/></text:p>
                </table:table-cell>
                <table:table-cell office:value-type="string" table:style-name="Tableau15.A1">
                  <text:p text:style-name="P9"><text:text-input text:description="Objet des travaux">part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t None</text:span></text:p></office:annotation><draw:control draw:control="control30" draw:style-name="gr1" draw:text-style-name="P15" draw:z-index="29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self.getLastInquiry() is None</text:span></text:p></office:annotation><draw:control draw:control="control29" draw:style-name="gr1" draw:text-style-name="P15" draw:z-index="28" svg:height="0.399cm" svg:width="0.447cm" text:anchor-type="as-char"/></text:p>
                </table:table-cell>
                <table:table-cell office:value-type="string" table:style-name="Tableau13.A1">
                  <text:p text:style-name="P9">Oui</text:p>
                </table:table-cell>
                <table:table-cell office:value-type="string" table:style-name="Tableau13.A1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ne</text:span></text:p></office:annotation><draw:control draw:control="control32" draw:style-name="gr1" draw:text-style-name="P15" draw:z-index="31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self.getLastInquiry() is not None</text:span></text:p></office:annotation><draw:control draw:control="control31" draw:style-name="gr1" draw:text-style-name="P15" draw:z-index="30" svg:height="0.399cm" svg:width="0.447cm" text:anchor-type="as-char"/></text:p>
                </table:table-cell>
                <table:table-cell office:value-type="string" table:style-name="Tableau13.A1">
                  <text:p text:style-name="P9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9"><office:annotation><dc:creator>sde </dc:creator><dc:date>2011-08-05T14:01:47</dc:date><text:p text:style-name="P14"><text:span text:style-name="T16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<text:s/>au </text:span><text:span text:style-name="T6"><text:text-input text:description="Objet des travaux">tool.formatDate(self.getLastInquiry(). getLinkedInquiry().getInvestigationEnd())</text:text-input></text:span></text:p>
                  <text:p text:style-name="P9">Réclamations :</text:p>
                  <text:p text:style-name="P9"><office:annotation><dc:creator>sde </dc:creator><dc:date>2011-08-08T13:56:09</dc:date><text:p text:style-name="P14"><text:span text:style-name="T17">do text</text:span></text:p><text:p text:style-name="P14"><text:span text:style-name="T17">from xhtml(self.portal_urban.decorateHTML('UrbanBody',self.</text:span><text:span text:style-name="T18">getLastInquiry().</text:span><text:span text:style-name="T17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Ouverture ou modification de voirie :</text:p>
          </table:table-cell>
          <table:table-cell office:value-type="string" table:style-name="Tableau3.B10">
            <text:p text:style-name="P9"><office:annotation><dc:creator>sde </dc:creator><dc:date>2011-08-03T16:53:26</dc:date><text:p text:style-name="P14"><text:span text:style-name="T15">do text if hasattr(self, 'getRoadAdaptation') and self.getRoadAdaptation()</text:span></text:p></office:annotation><draw:control draw:control="control2" draw:style-name="gr1" draw:text-style-name="P15" draw:z-index="1" svg:height="0.399cm" svg:width="0.447cm" text:anchor-type="as-char"/>Oui</text:p>
            <text:p text:style-name="P9"><office:annotation><dc:creator>sde </dc:creator><dc:date>2011-08-03T16:53:26</dc:date><text:p text:style-name="P14"><text:span text:style-name="T15">do text if not hasattr(self, 'getRoadAdaptation') or not self.getRoadAdaptation()</text:span></text:p></office:annotation><draw:control draw:control="control8" draw:style-name="gr1" draw:text-style-name="P15" draw:z-index="7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number-columns-spanned="4" table:style-name="Tableau4.A1">
                  <text:p text:style-name="P9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office:value-type="string" table:style-name="Tableau4.A1">
                  <text:p text:style-name="P9"><office:annotation><dc:creator>sde </dc:creator><dc:date>2011-08-04T13:57:24</dc:date><text:p text:style-name="P14"><text:span text:style-name="T16">do row for part in self.divideList(2,self.listVocabularyForTemplate('folderroadtypes', inUrbanConfig=False))</text:span></text:p></office:annotation><office:annotation><dc:creator>sde </dc:creator><dc:date>2011-08-04T11:46:30</dc:date><text:p text:style-name="P14"><text:span text:style-name="T15">do text if part[0][0] in self.getRoadType()</text:span></text:p></office:annotation><draw:control draw:control="control37" draw:style-name="gr1" draw:text-style-name="P15" draw:z-index="36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[0] not in self.getRoadType()</text:span></text:p></office:annotation><draw:control draw:control="control38" draw:style-name="gr1" draw:text-style-name="P15" draw:z-index="37" svg:height="0.399cm" svg:width="0.447cm" text:anchor-type="as-char"/></text:p>
                </table:table-cell>
                <table:table-cell office:value-type="string" table:style-name="Tableau4.B2">
                  <text:p text:style-name="P9"><text:text-input text:description="Bien-Parcelles">part[0][1]</text:text-input></text:p>
                </table:table-cell>
                <table:table-cell office:value-type="string" table:style-name="Tableau4.A1">
                  <text:p text:style-name="P9"><office:annotation><dc:creator>sde </dc:creator><dc:date>2011-08-04T11:57:24</dc:date><text:p text:style-name="P14"><text:span text:style-name="T16">do text if len(part) &gt; 1 and part[1][0] in self.getRoadType()</text:span></text:p></office:annotation><draw:control draw:control="control39" draw:style-name="gr1" draw:text-style-name="P15" draw:z-index="38" svg:height="0.399cm" svg:width="0.447cm" text:anchor-type="as-char"/></text:p>
                  <text:p text:style-name="P9"><office:annotation><dc:creator>sde </dc:creator><dc:date>2011-08-04T11:58:11</dc:date><text:p text:style-name="P14"><text:span text:style-name="T16">do text if len(part) &gt; 1 and part[1][0] not in self.getRoadType()</text:span></text:p></office:annotation><draw:control draw:control="control40" draw:style-name="gr1" draw:text-style-name="P15" draw:z-index="39" svg:height="0.399cm" svg:width="0.447cm" text:anchor-type="as-char"/></text:p>
                </table:table-cell>
                <table:table-cell office:value-type="string" table:style-name="Tableau4.A1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0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9"><office:annotation><dc:creator>sde </dc:creator><dc:date>2011-08-04T15:28:29</dc:date><text:p text:style-name="P14"><text:span text:style-name="T15">do text if self.getRoadCoating() is not None</text:span></text:p></office:annotation><draw:control draw:control="control11" draw:style-name="gr1" draw:text-style-name="P15" draw:z-index="10" svg:height="0.399cm" svg:width="0.447cm" text:anchor-type="as-char"/></text:p>
                  <text:p text:style-name="P9"><office:annotation><dc:creator>sde </dc:creator><dc:date>2011-08-04T15:29:14</dc:date><text:p text:style-name="P14"><text:span text:style-name="T16">do text if self.getRoadCoating() is None</text:span></text:p></office:annotation><draw:control draw:control="control12" draw:style-name="gr1" draw:text-style-name="P15" draw:z-index="11" svg:height="0.399cm" svg:width="0.447cm" text:anchor-type="as-char"/></text:p>
                </table:table-cell>
                <table:table-cell office:value-type="string" table:style-name="Tableau6.A1">
                  <text:p text:style-name="P9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9"><office:annotation><dc:creator>sde </dc:creator><dc:date>2011-08-04T13:57:24</dc:date><text:p text:style-name="P14"><text:span text:style-name="T16">do row for part in self.listVocabularyForTemplate('folderroadequipments')</text:span></text:p></office:annotation><office:annotation><dc:creator>sde </dc:creator><dc:date>2011-08-04T11:46:30</dc:date><text:p text:style-name="P14"><text:span text:style-name="T16">do text if part[0] in self.templateRoadEquipments(self.getRoadEquipments())</text:span></text:p></office:annotation><draw:control draw:control="control10" draw:style-name="gr1" draw:text-style-name="P15" draw:z-index="9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 not in self.templateRoadEquipments(self.getRoadEquipments())</text:span></text:p></office:annotation><draw:control draw:control="control9" draw:style-name="gr1" draw:text-style-name="P15" draw:z-index="8" svg:height="0.399cm" svg:width="0.447cm" text:anchor-type="as-char"/></text:p>
                </table:table-cell>
                <table:table-cell office:value-type="string" table:style-name="Tableau6.A1">
                  <text:p text:style-name="P9"><text:text-input text:description="Bien-Parcelles">part[1]</text:text-input></text:p>
                  <text:p text:style-name="P9"><office:annotation><dc:creator>sde </dc:creator><dc:date>2011-08-04T22:20:52</dc:date><text:p text:style-name="P14"><text:span text:style-name="T15">do text if </text:span><text:span text:style-name="T16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9"><office:annotation><dc:creator>sde </dc:creator><dc:date>2011-08-04T13:57:24</dc:date><text:p text:style-name="P14"><text:span text:style-name="T16">do row for opinion in self.displayValuesFromVocForTemplate(self.templateAllOpinions(), self.listVocabularyForTemplate('foldermakers'))</text:span></text:p></office:annotation><draw:control draw:control="control13" draw:style-name="gr1" draw:text-style-name="P15" draw:z-index="12" svg:height="0.399cm" svg:width="0.447cm" text:anchor-type="as-char"/></text:p>
                </table:table-cell>
                <table:table-cell office:value-type="string" table:style-name="Tableau7.A1">
                  <text:p text:style-name="P9"><text:text-input text:description="Bien-Parcelles">opinion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9"><office:annotation><dc:creator>sde </dc:creator><dc:date>2011-08-04T13:57:24</dc:date><text:p text:style-name="P14"><text:span text:style-name="T16">do row for folderZoneValue in self.getValuesForTemplate('folderZone')</text:span></text:p></office:annotation><draw:control draw:control="control28" draw:style-name="gr1" draw:text-style-name="P15" draw:z-index="27" svg:height="0.399cm" svg:width="0.447cm" text:anchor-type="as-char"/></text:p>
                </table:table-cell>
                <table:table-cell office:value-type="string" table:style-name="Tableau9.A1">
                  <text:p text:style-name="P9"><text:text-input text:description="Bien-Parcelles">folderZoneValue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9"><office:annotation><dc:creator>sde </dc:creator><dc:date>2011-08-04T13:57:24</dc:date><text:p text:style-name="P14"><text:span text:style-name="T16">do row for part in self.divideList(2,self.listVocabularyForTemplate('folderprotectedbuildings', inUrbanConfig=False))</text:span></text:p></office:annotation><office:annotation><dc:creator>sde </dc:creator><dc:date>2011-08-04T11:46:30</dc:date><text:p text:style-name="P14"><text:span text:style-name="T15">do text if part[0][0] in self.getProtectedBuilding()</text:span></text:p></office:annotation><draw:control draw:control="control15" draw:style-name="gr1" draw:text-style-name="P15" draw:z-index="14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[0] not in self.getProtectedBuilding()</text:span></text:p></office:annotation><draw:control draw:control="control14" draw:style-name="gr1" draw:text-style-name="P15" draw:z-index="13" svg:height="0.399cm" svg:width="0.447cm" text:anchor-type="as-char"/></text:p>
                </table:table-cell>
                <table:table-cell office:value-type="string" table:style-name="Tableau8.A1">
                  <text:p text:style-name="P9"><text:text-input text:description="Bien-Parcelles">part[0][1]</text:text-input></text:p>
                </table:table-cell>
                <table:table-cell office:value-type="string" table:style-name="Tableau8.A1">
                  <text:p text:style-name="P9"><office:annotation><dc:creator>sde </dc:creator><dc:date>2011-08-04T11:57:24</dc:date><text:p text:style-name="P14"><text:span text:style-name="T16">do text if len(part) &gt; 1 and part[1][0] in self.getProtectedBuilding()</text:span></text:p></office:annotation><draw:control draw:control="control17" draw:style-name="gr1" draw:text-style-name="P15" draw:z-index="16" svg:height="0.399cm" svg:width="0.447cm" text:anchor-type="as-char"/></text:p>
                  <text:p text:style-name="P9"><office:annotation><dc:creator>sde </dc:creator><dc:date>2011-08-04T11:58:11</dc:date><text:p text:style-name="P14"><text:span text:style-name="T16">do text if len(part) &gt; 1 and part[1][0] not in self.getProtectedBuilding()</text:span></text:p></office:annotation><draw:control draw:control="control16" draw:style-name="gr1" draw:text-style-name="P15" draw:z-index="15" svg:height="0.399cm" svg:width="0.447cm" text:anchor-type="as-char"/></text:p>
                </table:table-cell>
                <table:table-cell office:value-type="string" table:style-name="Tableau8.A1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8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draw:control="control24" draw:style-name="gr1" draw:text-style-name="P15" draw:z-index="23" svg:height="0.399cm" svg:width="0.447cm" text:anchor-type="as-char"/></text:p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draw:control="control25" draw:style-name="gr1" draw:text-style-name="P15" draw:z-index="24" svg:height="0.399cm" svg:width="0.447cm" text:anchor-type="as-char"/></text:p>
                </table:table-cell>
                <table:table-cell office:value-type="string" table:style-name="Tableau11.A1">
                  <text:p text:style-name="P9">Oui</text:p>
                </table:table-cell>
                <table:table-cell office:value-type="string" table:style-name="Tableau11.A1"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draw:control="control26" draw:style-name="gr1" draw:text-style-name="P15" draw:z-index="25" svg:height="0.399cm" svg:width="0.447cm" text:anchor-type="as-char"/></text:p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draw:control="control27" draw:style-name="gr1" draw:text-style-name="P15" draw:z-index="26" svg:height="0.399cm" svg:width="0.447cm" text:anchor-type="as-char"/></text:p>
                </table:table-cell>
                <table:table-cell office:value-type="string" table:style-name="Tableau11.A1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8">Autres observations :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</table:table>
      <text:p text:style-name="P9"/>
      <text:p text:style-name="P7">Envoyé le </text:p>
      <text:p text:style-name="P7"/>
      <text:p text:style-name="P7"/>
      <text:p text:style-name="P1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DejaVu Serif" svg:font-family="'DejaVu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4">
      <style:table-properties fo:margin-left="0cm" style:width="17.101cm" table:align="left"/>
    </style:style>
    <style:style style:family="table-column" style:name="Tableau14.A">
      <style:table-column-properties style:column-width="9.998cm"/>
    </style:style>
    <style:style style:family="table-column" style:name="Tableau14.B">
      <style:table-column-properties style:column-width="7.103cm"/>
    </style:style>
    <style:style style:family="table-row" style:name="Tableau14.1">
      <style:table-row-properties style:min-row-height="2.487cm"/>
    </style:style>
    <style:style style:family="table-cell" style:name="Tableau14.A1">
      <style:table-cell-properties style:writing-mode="page"/>
    </style:style>
    <style:style style:family="table" style:name="Tableau1">
      <style:table-properties style:width="16.96cm" table:align="left"/>
    </style:style>
    <style:style style:family="table-column" style:name="Tableau1.A">
      <style:table-column-properties style:column-width="7.858cm"/>
    </style:style>
    <style:style style:family="table-column" style:name="Tableau1.B">
      <style:table-column-properties style:column-width="9.102cm"/>
    </style:style>
    <style:style style:family="table-cell" style:name="Tableau1.A1">
      <style:table-cell-properties fo:border-bottom="none" fo:border-left="0.05pt solid #000000" fo:border-right="0.05pt solid #000000" fo:border-top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05pt solid #000000" fo:border-top="none" fo:padding="0.097cm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0.661cm"/>
    </style:style>
    <style:style style:family="table-column" style:name="Tableau4.B">
      <style:table-column-properties style:column-width="4.11cm"/>
    </style:style>
    <style:style style:family="table-column" style:name="Tableau4.C">
      <style:table-column-properties style:column-width="0.653cm"/>
    </style:style>
    <style:style style:family="table-column" style:name="Tableau4.D">
      <style:table-column-properties style:column-width="4.128cm"/>
    </style:style>
    <style:style style:family="table-cell" style:name="Tableau4.A1">
      <style:table-cell-properties fo:border="none" fo:padding="0.097cm"/>
    </style:style>
    <style:style style:family="table-cell" style:name="Tableau4.B2">
      <style:table-cell-properties fo:background-color="transparent" fo:border="none" fo:padding="0.097cm">
        <style:background-image/>
      </style:table-cell-properties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b6443" style:font-name="Arial" style:font-size-asian="11pt" style:font-size-complex="11pt"/>
    </style:style>
    <style:style style:family="paragraph" style:name="P3" style:parent-style-name="Standard">
      <style:text-properties officeooo:paragraph-rsid="001b6443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6443" style:font-name="Arial" style:font-size-asian="10pt" style:font-size-complex="10pt"/>
    </style:style>
    <style:style style:family="paragraph" style:name="P5" style:parent-style-name="UrbanBody">
      <style:text-properties fo:font-weight="normal" officeooo:paragraph-rsid="001b6443" style:font-name="arial" style:font-weight-asian="normal" style:font-weight-complex="normal" style:text-underline-style="none"/>
    </style:style>
    <style:style style:family="paragraph" style:name="P6" style:parent-style-name="UrbanBody">
      <style:text-properties officeooo:paragraph-rsid="001b6443" style:font-name="arial"/>
    </style:style>
    <style:style style:family="paragraph" style:name="P7" style:parent-style-name="UrbanBody_20_">
      <style:text-properties style:font-name="arial"/>
    </style:style>
    <style:style style:family="paragraph" style:name="P8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_20_">
      <style:text-properties fo:font-size="11pt" style:font-name="arial" style:font-size-asian="11pt" style:font-size-complex="11pt"/>
    </style:style>
    <style:style style:family="paragraph" style:name="P10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1" style:parent-style-name="UrbanTitle">
      <style:text-properties style:font-name="arial"/>
    </style:style>
    <style:style style:family="paragraph" style:name="P12" style:parent-style-name="UrbanTitle2">
      <style:text-properties style:font-name="arial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1b644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CN" style:country-complex="IN" style:font-name="DejaVu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3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" form:image-position="center" form:input-required="false" form:name="Case à cocher 13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4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" form:image-position="center" form:input-required="false" form:name="Case à cocher 6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14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1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" form:image-position="center" form:input-required="false" form:name="Case à cocher 15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15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" form:image-position="center" form:input-required="false" form:name="Case à cocher 3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3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" form:image-position="center" form:input-required="false" form:name="Case à cocher 3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34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33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9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16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7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8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0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17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5" form:image-position="center" form:input-required="false" form:name="Case à cocher 18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10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25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31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9" form:image-position="center" form:input-required="false" form:name="Case à cocher 3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3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1" form:image-position="center" form:input-required="false" form:name="Case à cocher 3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input-required="false" form:name="Case à cocher 31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11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input-required="false" form:name="Case à cocher 1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31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32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7" form:image-position="center" form:input-required="false" form:name="Case à cocher 31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32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33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34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office:value-type="string" table:style-name="Tableau14.A1">
            <text:p text:style-name="P2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4">Import depuis header.odt</text:span></text:p>
          </table:table-cell>
          <table:table-cell office:value-type="string" table:style-name="Tableau14.A1">
            <text:p text:style-name="P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Energie </text:p>
            <text:p text:style-name="P6">Place Léopold, 3 – Immeuble « BIBOT » </text:p>
            <text:p text:style-name="P5">5000 Namur </text:p>
            <text:p text:style-name="P13">RECOMMANDE</text:p>
          </table:table-cell>
        </table:table-row>
      </table:table>
      <text:p text:style-name="P3"/>
      <text:p text:style-name="P11">Formulaire d’envoi d’un dossier au fonctionnaire délégué</text:p>
      <text:p text:style-name="P11"/>
      <text:p text:style-name="P12"><text:span text:style-name="T13"/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1er dossier RW')!= 0</text:span></text:p></office:annotation><draw:control draw:control="control7" draw:style-name="gr1" draw:text-style-name="P15" draw:z-index="6" svg:height="0.399cm" svg:width="0.447cm" text:anchor-type="as-char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8"><text:span text:style-name="T1"><office:annotation><dc:creator>sde </dc:creator><dc:date>2011-08-03T11:19:28</dc:date><text:p text:style-name="P14"><text:span text:style-name="T19">d</text:span><text:span text:style-name="T16">o text if cmp(urbanEventObj.title,'Transmis 1er dossier RW') == 0</text:span></text:p></office:annotation></text:span><text:span text:style-name="T1"><draw:control draw:control="control6" draw:style-name="gr1" draw:text-style-name="P15" draw:z-index="5" svg:height="0.399cm" svg:width="0.447cm" text:anchor-type="as-char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office:value-type="string" table:style-name="Tableau1.A2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!= 0</text:span></text:p></office:annotation><draw:control draw:control="control1" draw:style-name="gr1" draw:text-style-name="P15" draw:z-index="0" svg:height="0.399cm" svg:width="0.447cm" text:anchor-type="as-char"/>Envoi avec le <text:span text:style-name="T7">RAPPORT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 == 0</text:span></text:p></office:annotation><draw:control draw:control="control3" draw:style-name="gr1" draw:text-style-name="P15" draw:z-index="2" svg:height="0.399cm" svg:width="0.447cm" text:anchor-type="as-char"/>Envoi avec le <text:span text:style-name="T7">RAPPORT</text:span><text:span text:style-name="T1"> du</text:span> collège</text:p>
          </table:table-cell>
          <table:table-cell office:value-type="string" table:style-name="Tableau1.B2">
            <text:p text:style-name="P8"><office:annotation><dc:creator>sde </dc:creator><dc:date>2011-08-03T11:19:28</dc:date><text:p text:style-name="P14"><text:span text:style-name="T19">d</text:span><text:span text:style-name="T16">o text if not urbanEventObj.title.endswith('livrance du permis (octroi ou refus)')</text:span></text:p></office:annotation><draw:control draw:control="control4" draw:style-name="gr1" draw:text-style-name="P15" draw:z-index="3" svg:height="0.399cm" svg:width="0.447cm" text:anchor-type="as-char"/>Envoi avec la <text:span text:style-name="T7">DÉCISION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urbanEventObj.title.endswith('livrance du permis (octroi ou refus)')</text:span></text:p></office:annotation><draw:control draw:control="control5" draw:style-name="gr1" draw:text-style-name="P15" draw:z-index="4" svg:height="0.399cm" svg:width="0.447cm" text:anchor-type="as-char"/>Envoi avec la <text:span text:style-name="T1">DÉCISION du</text:span> collège 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9"><office:annotation><dc:creator>sde </dc:creator><dc:date>2011-08-04T10:39:22</dc:date><text:p text:style-name="P14"><text:span text:style-name="T16">do row for type in self.listVocabularyForTemplate('foldercategories')</text:span></text:p></office:annotation><office:annotation><dc:creator>sde </dc:creator><dc:date>2011-08-04T10:39:07</dc:date><text:p text:style-name="P14"><text:span text:style-name="T16">do text if cmp(type[0],self.getFolderCategory())==0</text:span></text:p></office:annotation><draw:control draw:control="control23" draw:style-name="gr1" draw:text-style-name="P15" draw:z-index="22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cmp(type[0],self.getFolderCategory())!=0</text:span></text:p></office:annotation><draw:control draw:control="control22" draw:style-name="gr1" draw:text-style-name="P15" draw:z-index="21" svg:height="0.399cm" svg:width="0.447cm" text:anchor-type="as-char"/></text:p>
                </table:table-cell>
                <table:table-cell office:value-type="string" table:style-name="Tableau5.A1">
                  <text:p text:style-name="P9"><text:text-input text:description="Bien-Parcelles">type[1]</text:text-input>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0">Demandeurs :</text:p>
            <text:p text:style-name="P8">Nom, Prénom</text:p>
            <text:p text:style-name="P8">Adresse</text:p>
          </table:table-cell>
          <table:table-cell office:value-type="string" table:number-columns-spanned="4" table:style-name="Tableau3.B1">
            <text:p text:style-name="P9"/>
            <text:p text:style-name="P9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Bien concerné :</text:p>
            <text:p text:style-name="P8">Adresse</text:p>
            <text:p text:style-name="P8">Référence cadastral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WorkLocationSignaletic()</text:text-input></text:p>
            <text:p text:style-name="P9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Nature de la demande :</text:span>  (objet)</text:p>
          </table:table-cell>
          <table:table-cell office:value-type="string" table:number-columns-spanned="4" table:style-name="Tableau3.B2">
            <text:p text:style-name="P9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uteur de projet :</text:p>
            <text:p text:style-name="P8">Nom</text:p>
            <text:p text:style-name="P8">Adress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Date de dépôt dossier complet </text:span>:</text:p>
            <text:p text:style-name="P8">Accusé de réception :</text:p>
          </table:table-cell>
          <table:table-cell office:value-type="string" table:number-columns-spanned="2" table:style-name="Tableau3.A2">
            <text:p text:style-name="P9"><office:annotation><dc:creator>sde </dc:creator><dc:date>2011-08-08T13:35:49</dc:date><text:p text:style-name="P14"><text:span text:style-name="T15">do text if self.getLastDeposit() is not None</text:span></text:p></office:annotation><text:text-input text:description="Objet des travaux">tool.formatDate(self.getLastDeposit().getEventDate())</text:text-input></text:p>
            <text:p text:style-name="P9"><office:annotation><dc:creator>sde </dc:creator><dc:date>2011-08-08T13:36:33</dc:date><text:p text:style-name="P14"><text:span text:style-name="T15">do text if self.getLastAcknowledgment() is not None</text:span></text:p></office:annotation><text:text-input text:description="Objet des travaux">tool.formatDate(self.getLastAcknowledgment().getEventDate())</text:text-input></text:p>
            <text:p text:style-name="P9"/>
          </table:table-cell>
          <table:covered-table-cell/>
          <table:table-cell office:value-type="string" table:style-name="Tableau3.D5">
            <text:p text:style-name="P9"><text:span text:style-name="T5">Délai de réponse annoncé :</text:span> <text:s text:c="3"/></text:p>
          </table:table-cell>
          <table:table-cell office:value-type="string" table:style-name="Tableau3.E5">
            <text:p text:style-name="P9"><text:text-input text:description="Objet des travaux">self.getAnnoncedDelay()</text:text-input></text:p>
          </table:table-cell>
        </table:table-row>
        <text:soft-page-break/>
        <table:table-row>
          <table:table-cell office:value-type="string" table:style-name="Tableau3.A2">
            <text:p text:style-name="P8">Autres dossiers connus sur le bien : (refs)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9"><office:annotation><dc:creator>sde </dc:creator><dc:date>2011-08-05T08:21:16</dc:date><text:p text:style-name="P14"><text:span text:style-name="T16">do text if self.getIsInPCA()</text:span></text:p></office:annotation><draw:control draw:control="control19" draw:style-name="gr1" draw:text-style-name="P15" draw:z-index="18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not self.getIsInPCA()</text:span></text:p></office:annotation><draw:control draw:control="control18" draw:style-name="gr1" draw:text-style-name="P15" draw:z-index="17" svg:height="0.399cm" svg:width="0.447cm" text:anchor-type="as-char"/></text:p>
                </table:table-cell>
                <table:table-cell office:value-type="string" table:style-name="Tableau10.A1">
                  <text:p text:style-name="P9">Un PCA</text:p>
                </table:table-cell>
                <table:table-cell office:value-type="string" table:style-name="Tableau10.A1">
                  <text:p text:style-name="P9"><office:annotation><dc:creator>sde </dc:creator><dc:date>2011-08-04T10:39:07</dc:date><text:p text:style-name="P14"><text:span text:style-name="T16">do text if self.getIsInSubdivision()</text:span></text:p></office:annotation><draw:control draw:control="control21" draw:style-name="gr1" draw:text-style-name="P15" draw:z-index="20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not self.getIsInSubdivision()</text:span></text:p></office:annotation><draw:control draw:control="control20" draw:style-name="gr1" draw:text-style-name="P15" draw:z-index="19" svg:height="0.399cm" svg:width="0.447cm" text:anchor-type="as-char"/></text:p>
                </table:table-cell>
                <table:table-cell office:value-type="string" table:style-name="Tableau10.A1">
                  <text:p text:style-name="P9">Un lotissement</text:p>
                  <text:p text:style-name="P9"><text:s/><office:annotation><dc:creator>sde </dc:creator><dc:date>2011-08-08T13:29:49</dc:date><text:p text:style-name="P14"><text:span text:style-name="T16">do text if self.getIsInSubdivision()</text:span></text:p><text:p text:style-name="P14"><text:span text:style-name="T16">f</text:span><text:span text:style-name="T18">rom xhtml(self.getSubdivisionDetails())</text:span></text:p></office:annotatio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9"><office:annotation><dc:creator>sde </dc:creator><dc:date>2011-08-04T11:46:30</dc:date><text:p text:style-name="P14"><text:span text:style-name="T15">do row if </text:span><text:span text:style-name="T16">self.getLastInquiry() is None or len(self.getLastInquiry(). getLinkedInquiry().getDerogation()) == 0</text:span></text:p></office:annotation><draw:control draw:control="control33" draw:style-name="gr1" draw:text-style-name="P15" draw:z-index="32" svg:height="0.399cm" svg:width="0.447cm" text:anchor-type="as-char"/></text:p>
                </table:table-cell>
                <table:table-cell office:value-type="string" table:style-name="Tableau12.A1">
                  <text:p text:style-name="P9">Oui</text:p>
                </table:table-cell>
                <table:table-cell office:value-type="string" table:style-name="Tableau12.A1">
                  <text:p text:style-name="P9"><draw:control draw:control="control34" draw:style-name="gr1" draw:text-style-name="P15" draw:z-index="33" svg:height="0.399cm" svg:width="0.447cm" text:anchor-type="as-char"/></text:p>
                </table:table-cell>
                <table:table-cell office:value-type="string" table:style-name="Tableau12.A1">
                  <text:p text:style-name="P9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9"><office:annotation><dc:creator>sde </dc:creator><dc:date>2011-08-08T11:17:40</dc:date><text:p text:style-name="P14"><text:span text:style-name="T15">do table if </text:span><text:span text:style-name="T16">self.getLastInquiry() is not None</text:span></text:p></office:annotation><office:annotation><dc:creator>sde </dc:creator><dc:date>2011-08-04T13:57:24</dc:date><text:p text:style-name="P14"><text:span text:style-name="T16">do row for part in self.getLastInquiry(). getLinkedInquiry().listVocabularyForTemplate('derogations')</text:span></text:p></office:annotation><office:annotation><dc:creator>sde </dc:creator><dc:date>2011-08-04T11:46:30</dc:date><text:p text:style-name="P14"><text:span text:style-name="T15">do text if part[0] in </text:span><text:span text:style-name="T16">self.getLastInquiry(). getLinkedInquiry().getDerogation()</text:span></text:p></office:annotation><draw:control draw:control="control35" draw:style-name="gr1" draw:text-style-name="P15" draw:z-index="34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 not in self.getLastInquiry(). getLinkedInquiry().getDerogation()</text:span></text:p></office:annotation><draw:control draw:control="control36" draw:style-name="gr1" draw:text-style-name="P15" draw:z-index="35" svg:height="0.399cm" svg:width="0.447cm" text:anchor-type="as-char"/></text:p>
                </table:table-cell>
                <table:table-cell office:value-type="string" table:style-name="Tableau15.A1">
                  <text:p text:style-name="P9"><text:text-input text:description="Objet des travaux">part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t None</text:span></text:p></office:annotation><draw:control draw:control="control30" draw:style-name="gr1" draw:text-style-name="P15" draw:z-index="29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self.getLastInquiry() is None</text:span></text:p></office:annotation><draw:control draw:control="control29" draw:style-name="gr1" draw:text-style-name="P15" draw:z-index="28" svg:height="0.399cm" svg:width="0.447cm" text:anchor-type="as-char"/></text:p>
                </table:table-cell>
                <table:table-cell office:value-type="string" table:style-name="Tableau13.A1">
                  <text:p text:style-name="P9">Oui</text:p>
                </table:table-cell>
                <table:table-cell office:value-type="string" table:style-name="Tableau13.A1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ne</text:span></text:p></office:annotation><draw:control draw:control="control32" draw:style-name="gr1" draw:text-style-name="P15" draw:z-index="31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self.getLastInquiry() is not None</text:span></text:p></office:annotation><draw:control draw:control="control31" draw:style-name="gr1" draw:text-style-name="P15" draw:z-index="30" svg:height="0.399cm" svg:width="0.447cm" text:anchor-type="as-char"/></text:p>
                </table:table-cell>
                <table:table-cell office:value-type="string" table:style-name="Tableau13.A1">
                  <text:p text:style-name="P9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9"><office:annotation><dc:creator>sde </dc:creator><dc:date>2011-08-05T14:01:47</dc:date><text:p text:style-name="P14"><text:span text:style-name="T16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<text:s/>au </text:span><text:span text:style-name="T6"><text:text-input text:description="Objet des travaux">tool.formatDate(self.getLastInquiry(). getLinkedInquiry().getInvestigationEnd())</text:text-input></text:span></text:p>
                  <text:p text:style-name="P9">Réclamations :</text:p>
                  <text:p text:style-name="P9"><office:annotation><dc:creator>sde </dc:creator><dc:date>2011-08-08T13:56:09</dc:date><text:p text:style-name="P14"><text:span text:style-name="T17">do text</text:span></text:p><text:p text:style-name="P14"><text:span text:style-name="T17">from xhtml(self.portal_urban.decorateHTML('UrbanBody',self.</text:span><text:span text:style-name="T18">getLastInquiry().</text:span><text:span text:style-name="T17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Ouverture ou modification de voirie :</text:p>
          </table:table-cell>
          <table:table-cell office:value-type="string" table:style-name="Tableau3.B10">
            <text:p text:style-name="P9"><office:annotation><dc:creator>sde </dc:creator><dc:date>2011-08-03T16:53:26</dc:date><text:p text:style-name="P14"><text:span text:style-name="T15">do text if hasattr(self, 'getRoadAdaptation') and self.getRoadAdaptation()</text:span></text:p></office:annotation><draw:control draw:control="control2" draw:style-name="gr1" draw:text-style-name="P15" draw:z-index="1" svg:height="0.399cm" svg:width="0.447cm" text:anchor-type="as-char"/>Oui</text:p>
            <text:p text:style-name="P9"><office:annotation><dc:creator>sde </dc:creator><dc:date>2011-08-03T16:53:26</dc:date><text:p text:style-name="P14"><text:span text:style-name="T15">do text if not hasattr(self, 'getRoadAdaptation') or not self.getRoadAdaptation()</text:span></text:p></office:annotation><draw:control draw:control="control8" draw:style-name="gr1" draw:text-style-name="P15" draw:z-index="7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number-columns-spanned="4" table:style-name="Tableau4.A1">
                  <text:p text:style-name="P9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office:value-type="string" table:style-name="Tableau4.A1">
                  <text:p text:style-name="P9"><office:annotation><dc:creator>sde </dc:creator><dc:date>2011-08-04T13:57:24</dc:date><text:p text:style-name="P14"><text:span text:style-name="T16">do row for part in self.divideList(2,self.listVocabularyForTemplate('folderroadtypes', inUrbanConfig=False))</text:span></text:p></office:annotation><office:annotation><dc:creator>sde </dc:creator><dc:date>2011-08-04T11:46:30</dc:date><text:p text:style-name="P14"><text:span text:style-name="T15">do text if part[0][0] in self.getRoadType()</text:span></text:p></office:annotation><draw:control draw:control="control37" draw:style-name="gr1" draw:text-style-name="P15" draw:z-index="36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[0] not in self.getRoadType()</text:span></text:p></office:annotation><draw:control draw:control="control38" draw:style-name="gr1" draw:text-style-name="P15" draw:z-index="37" svg:height="0.399cm" svg:width="0.447cm" text:anchor-type="as-char"/></text:p>
                </table:table-cell>
                <table:table-cell office:value-type="string" table:style-name="Tableau4.B2">
                  <text:p text:style-name="P9"><text:text-input text:description="Bien-Parcelles">part[0][1]</text:text-input></text:p>
                </table:table-cell>
                <table:table-cell office:value-type="string" table:style-name="Tableau4.A1">
                  <text:p text:style-name="P9"><office:annotation><dc:creator>sde </dc:creator><dc:date>2011-08-04T11:57:24</dc:date><text:p text:style-name="P14"><text:span text:style-name="T16">do text if len(part) &gt; 1 and part[1][0] in self.getRoadType()</text:span></text:p></office:annotation><draw:control draw:control="control39" draw:style-name="gr1" draw:text-style-name="P15" draw:z-index="38" svg:height="0.399cm" svg:width="0.447cm" text:anchor-type="as-char"/></text:p>
                  <text:p text:style-name="P9"><office:annotation><dc:creator>sde </dc:creator><dc:date>2011-08-04T11:58:11</dc:date><text:p text:style-name="P14"><text:span text:style-name="T16">do text if len(part) &gt; 1 and part[1][0] not in self.getRoadType()</text:span></text:p></office:annotation><draw:control draw:control="control40" draw:style-name="gr1" draw:text-style-name="P15" draw:z-index="39" svg:height="0.399cm" svg:width="0.447cm" text:anchor-type="as-char"/></text:p>
                </table:table-cell>
                <table:table-cell office:value-type="string" table:style-name="Tableau4.A1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0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9"><office:annotation><dc:creator>sde </dc:creator><dc:date>2011-08-04T15:28:29</dc:date><text:p text:style-name="P14"><text:span text:style-name="T15">do text if self.getRoadCoating() is not None</text:span></text:p></office:annotation><draw:control draw:control="control11" draw:style-name="gr1" draw:text-style-name="P15" draw:z-index="10" svg:height="0.399cm" svg:width="0.447cm" text:anchor-type="as-char"/></text:p>
                  <text:p text:style-name="P9"><office:annotation><dc:creator>sde </dc:creator><dc:date>2011-08-04T15:29:14</dc:date><text:p text:style-name="P14"><text:span text:style-name="T16">do text if self.getRoadCoating() is None</text:span></text:p></office:annotation><draw:control draw:control="control12" draw:style-name="gr1" draw:text-style-name="P15" draw:z-index="11" svg:height="0.399cm" svg:width="0.447cm" text:anchor-type="as-char"/></text:p>
                </table:table-cell>
                <table:table-cell office:value-type="string" table:style-name="Tableau6.A1">
                  <text:p text:style-name="P9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9"><office:annotation><dc:creator>sde </dc:creator><dc:date>2011-08-04T13:57:24</dc:date><text:p text:style-name="P14"><text:span text:style-name="T16">do row for part in self.listVocabularyForTemplate('folderroadequipments')</text:span></text:p></office:annotation><office:annotation><dc:creator>sde </dc:creator><dc:date>2011-08-04T11:46:30</dc:date><text:p text:style-name="P14"><text:span text:style-name="T16">do text if part[0] in self.templateRoadEquipments(self.getRoadEquipments())</text:span></text:p></office:annotation><draw:control draw:control="control10" draw:style-name="gr1" draw:text-style-name="P15" draw:z-index="9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 not in self.templateRoadEquipments(self.getRoadEquipments())</text:span></text:p></office:annotation><draw:control draw:control="control9" draw:style-name="gr1" draw:text-style-name="P15" draw:z-index="8" svg:height="0.399cm" svg:width="0.447cm" text:anchor-type="as-char"/></text:p>
                </table:table-cell>
                <table:table-cell office:value-type="string" table:style-name="Tableau6.A1">
                  <text:p text:style-name="P9"><text:text-input text:description="Bien-Parcelles">part[1]</text:text-input></text:p>
                  <text:p text:style-name="P9"><office:annotation><dc:creator>sde </dc:creator><dc:date>2011-08-04T22:20:52</dc:date><text:p text:style-name="P14"><text:span text:style-name="T15">do text if </text:span><text:span text:style-name="T16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9"><office:annotation><dc:creator>sde </dc:creator><dc:date>2011-08-04T13:57:24</dc:date><text:p text:style-name="P14"><text:span text:style-name="T16">do row for opinion in self.displayValuesFromVocForTemplate(self.templateAllOpinions(), self.listVocabularyForTemplate('foldermakers'))</text:span></text:p></office:annotation><draw:control draw:control="control13" draw:style-name="gr1" draw:text-style-name="P15" draw:z-index="12" svg:height="0.399cm" svg:width="0.447cm" text:anchor-type="as-char"/></text:p>
                </table:table-cell>
                <table:table-cell office:value-type="string" table:style-name="Tableau7.A1">
                  <text:p text:style-name="P9"><text:text-input text:description="Bien-Parcelles">opinion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9"><office:annotation><dc:creator>sde </dc:creator><dc:date>2011-08-04T13:57:24</dc:date><text:p text:style-name="P14"><text:span text:style-name="T16">do row for folderZoneValue in self.getValuesForTemplate('folderZone')</text:span></text:p></office:annotation><draw:control draw:control="control28" draw:style-name="gr1" draw:text-style-name="P15" draw:z-index="27" svg:height="0.399cm" svg:width="0.447cm" text:anchor-type="as-char"/></text:p>
                </table:table-cell>
                <table:table-cell office:value-type="string" table:style-name="Tableau9.A1">
                  <text:p text:style-name="P9"><text:text-input text:description="Bien-Parcelles">folderZoneValue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9"><office:annotation><dc:creator>sde </dc:creator><dc:date>2011-08-04T13:57:24</dc:date><text:p text:style-name="P14"><text:span text:style-name="T16">do row for part in self.divideList(2,self.listVocabularyForTemplate('folderprotectedbuildings', inUrbanConfig=False))</text:span></text:p></office:annotation><office:annotation><dc:creator>sde </dc:creator><dc:date>2011-08-04T11:46:30</dc:date><text:p text:style-name="P14"><text:span text:style-name="T15">do text if part[0][0] in self.getProtectedBuilding()</text:span></text:p></office:annotation><draw:control draw:control="control15" draw:style-name="gr1" draw:text-style-name="P15" draw:z-index="14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[0] not in self.getProtectedBuilding()</text:span></text:p></office:annotation><draw:control draw:control="control14" draw:style-name="gr1" draw:text-style-name="P15" draw:z-index="13" svg:height="0.399cm" svg:width="0.447cm" text:anchor-type="as-char"/></text:p>
                </table:table-cell>
                <table:table-cell office:value-type="string" table:style-name="Tableau8.A1">
                  <text:p text:style-name="P9"><text:text-input text:description="Bien-Parcelles">part[0][1]</text:text-input></text:p>
                </table:table-cell>
                <table:table-cell office:value-type="string" table:style-name="Tableau8.A1">
                  <text:p text:style-name="P9"><office:annotation><dc:creator>sde </dc:creator><dc:date>2011-08-04T11:57:24</dc:date><text:p text:style-name="P14"><text:span text:style-name="T16">do text if len(part) &gt; 1 and part[1][0] in self.getProtectedBuilding()</text:span></text:p></office:annotation><draw:control draw:control="control17" draw:style-name="gr1" draw:text-style-name="P15" draw:z-index="16" svg:height="0.399cm" svg:width="0.447cm" text:anchor-type="as-char"/></text:p>
                  <text:p text:style-name="P9"><office:annotation><dc:creator>sde </dc:creator><dc:date>2011-08-04T11:58:11</dc:date><text:p text:style-name="P14"><text:span text:style-name="T16">do text if len(part) &gt; 1 and part[1][0] not in self.getProtectedBuilding()</text:span></text:p></office:annotation><draw:control draw:control="control16" draw:style-name="gr1" draw:text-style-name="P15" draw:z-index="15" svg:height="0.399cm" svg:width="0.447cm" text:anchor-type="as-char"/></text:p>
                </table:table-cell>
                <table:table-cell office:value-type="string" table:style-name="Tableau8.A1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8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draw:control="control24" draw:style-name="gr1" draw:text-style-name="P15" draw:z-index="23" svg:height="0.399cm" svg:width="0.447cm" text:anchor-type="as-char"/></text:p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draw:control="control25" draw:style-name="gr1" draw:text-style-name="P15" draw:z-index="24" svg:height="0.399cm" svg:width="0.447cm" text:anchor-type="as-char"/></text:p>
                </table:table-cell>
                <table:table-cell office:value-type="string" table:style-name="Tableau11.A1">
                  <text:p text:style-name="P9">Oui</text:p>
                </table:table-cell>
                <table:table-cell office:value-type="string" table:style-name="Tableau11.A1"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draw:control="control26" draw:style-name="gr1" draw:text-style-name="P15" draw:z-index="25" svg:height="0.399cm" svg:width="0.447cm" text:anchor-type="as-char"/></text:p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draw:control="control27" draw:style-name="gr1" draw:text-style-name="P15" draw:z-index="26" svg:height="0.399cm" svg:width="0.447cm" text:anchor-type="as-char"/></text:p>
                </table:table-cell>
                <table:table-cell office:value-type="string" table:style-name="Tableau11.A1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8">Autres observations :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</table:table>
      <text:p text:style-name="P9"/>
      <text:p text:style-name="P7">Envoyé le </text:p>
      <text:p text:style-name="P7"/>
      <text:p text:style-name="P7"/>
      <text:p text:style-name="P1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DejaVu Serif" svg:font-family="'DejaVu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4">
      <style:table-properties fo:margin-left="0cm" style:width="17.101cm" table:align="left"/>
    </style:style>
    <style:style style:family="table-column" style:name="Tableau14.A">
      <style:table-column-properties style:column-width="9.998cm"/>
    </style:style>
    <style:style style:family="table-column" style:name="Tableau14.B">
      <style:table-column-properties style:column-width="7.103cm"/>
    </style:style>
    <style:style style:family="table-row" style:name="Tableau14.1">
      <style:table-row-properties style:min-row-height="2.487cm"/>
    </style:style>
    <style:style style:family="table-cell" style:name="Tableau14.A1">
      <style:table-cell-properties style:writing-mode="page"/>
    </style:style>
    <style:style style:family="table" style:name="Tableau1">
      <style:table-properties style:width="16.96cm" table:align="left"/>
    </style:style>
    <style:style style:family="table-column" style:name="Tableau1.A">
      <style:table-column-properties style:column-width="7.858cm"/>
    </style:style>
    <style:style style:family="table-column" style:name="Tableau1.B">
      <style:table-column-properties style:column-width="9.102cm"/>
    </style:style>
    <style:style style:family="table-cell" style:name="Tableau1.A1">
      <style:table-cell-properties fo:border-bottom="none" fo:border-left="0.05pt solid #000000" fo:border-right="0.05pt solid #000000" fo:border-top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05pt solid #000000" fo:border-top="none" fo:padding="0.097cm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0.661cm"/>
    </style:style>
    <style:style style:family="table-column" style:name="Tableau4.B">
      <style:table-column-properties style:column-width="4.11cm"/>
    </style:style>
    <style:style style:family="table-column" style:name="Tableau4.C">
      <style:table-column-properties style:column-width="0.653cm"/>
    </style:style>
    <style:style style:family="table-column" style:name="Tableau4.D">
      <style:table-column-properties style:column-width="4.128cm"/>
    </style:style>
    <style:style style:family="table-cell" style:name="Tableau4.A1">
      <style:table-cell-properties fo:border="none" fo:padding="0.097cm"/>
    </style:style>
    <style:style style:family="table-cell" style:name="Tableau4.B2">
      <style:table-cell-properties fo:background-color="transparent" fo:border="none" fo:padding="0.097cm">
        <style:background-image/>
      </style:table-cell-properties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b6443" style:font-name="Arial" style:font-size-asian="11pt" style:font-size-complex="11pt"/>
    </style:style>
    <style:style style:family="paragraph" style:name="P3" style:parent-style-name="Standard">
      <style:text-properties officeooo:paragraph-rsid="001b6443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6443" style:font-name="Arial" style:font-size-asian="10pt" style:font-size-complex="10pt"/>
    </style:style>
    <style:style style:family="paragraph" style:name="P5" style:parent-style-name="UrbanBody">
      <style:text-properties fo:font-weight="normal" officeooo:paragraph-rsid="001b6443" style:font-name="arial" style:font-weight-asian="normal" style:font-weight-complex="normal" style:text-underline-style="none"/>
    </style:style>
    <style:style style:family="paragraph" style:name="P6" style:parent-style-name="UrbanBody">
      <style:text-properties officeooo:paragraph-rsid="001b6443" style:font-name="arial"/>
    </style:style>
    <style:style style:family="paragraph" style:name="P7" style:parent-style-name="UrbanBody_20_">
      <style:text-properties style:font-name="arial"/>
    </style:style>
    <style:style style:family="paragraph" style:name="P8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_20_">
      <style:text-properties fo:font-size="11pt" style:font-name="arial" style:font-size-asian="11pt" style:font-size-complex="11pt"/>
    </style:style>
    <style:style style:family="paragraph" style:name="P10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1" style:parent-style-name="UrbanTitle">
      <style:text-properties style:font-name="arial"/>
    </style:style>
    <style:style style:family="paragraph" style:name="P12" style:parent-style-name="UrbanTitle2">
      <style:text-properties style:font-name="arial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1b644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CN" style:country-complex="IN" style:font-name="DejaVu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3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" form:image-position="center" form:input-required="false" form:name="Case à cocher 13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4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" form:image-position="center" form:input-required="false" form:name="Case à cocher 6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14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1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" form:image-position="center" form:input-required="false" form:name="Case à cocher 15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15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" form:image-position="center" form:input-required="false" form:name="Case à cocher 3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3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" form:image-position="center" form:input-required="false" form:name="Case à cocher 3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34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33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9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16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7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8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0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17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5" form:image-position="center" form:input-required="false" form:name="Case à cocher 18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10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25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31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9" form:image-position="center" form:input-required="false" form:name="Case à cocher 3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3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1" form:image-position="center" form:input-required="false" form:name="Case à cocher 3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input-required="false" form:name="Case à cocher 31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11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input-required="false" form:name="Case à cocher 1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31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32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7" form:image-position="center" form:input-required="false" form:name="Case à cocher 31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32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33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34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office:value-type="string" table:style-name="Tableau14.A1">
            <text:p text:style-name="P2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4">Import depuis header.odt</text:span></text:p>
          </table:table-cell>
          <table:table-cell office:value-type="string" table:style-name="Tableau14.A1">
            <text:p text:style-name="P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Energie </text:p>
            <text:p text:style-name="P6">Place Léopold, 3 – Immeuble « BIBOT » </text:p>
            <text:p text:style-name="P5">5000 Namur </text:p>
            <text:p text:style-name="P13">RECOMMANDE</text:p>
          </table:table-cell>
        </table:table-row>
      </table:table>
      <text:p text:style-name="P3"/>
      <text:p text:style-name="P11">Formulaire d’envoi d’un dossier au fonctionnaire délégué</text:p>
      <text:p text:style-name="P11"/>
      <text:p text:style-name="P12"><text:span text:style-name="T13"/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1er dossier RW')!= 0</text:span></text:p></office:annotation><draw:control draw:control="control7" draw:style-name="gr1" draw:text-style-name="P15" draw:z-index="6" svg:height="0.399cm" svg:width="0.447cm" text:anchor-type="as-char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8"><text:span text:style-name="T1"><office:annotation><dc:creator>sde </dc:creator><dc:date>2011-08-03T11:19:28</dc:date><text:p text:style-name="P14"><text:span text:style-name="T19">d</text:span><text:span text:style-name="T16">o text if cmp(urbanEventObj.title,'Transmis 1er dossier RW') == 0</text:span></text:p></office:annotation></text:span><text:span text:style-name="T1"><draw:control draw:control="control6" draw:style-name="gr1" draw:text-style-name="P15" draw:z-index="5" svg:height="0.399cm" svg:width="0.447cm" text:anchor-type="as-char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office:value-type="string" table:style-name="Tableau1.A2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!= 0</text:span></text:p></office:annotation><draw:control draw:control="control1" draw:style-name="gr1" draw:text-style-name="P15" draw:z-index="0" svg:height="0.399cm" svg:width="0.447cm" text:anchor-type="as-char"/>Envoi avec le <text:span text:style-name="T7">RAPPORT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 == 0</text:span></text:p></office:annotation><draw:control draw:control="control3" draw:style-name="gr1" draw:text-style-name="P15" draw:z-index="2" svg:height="0.399cm" svg:width="0.447cm" text:anchor-type="as-char"/>Envoi avec le <text:span text:style-name="T7">RAPPORT</text:span><text:span text:style-name="T1"> du</text:span> collège</text:p>
          </table:table-cell>
          <table:table-cell office:value-type="string" table:style-name="Tableau1.B2">
            <text:p text:style-name="P8"><office:annotation><dc:creator>sde </dc:creator><dc:date>2011-08-03T11:19:28</dc:date><text:p text:style-name="P14"><text:span text:style-name="T19">d</text:span><text:span text:style-name="T16">o text if not urbanEventObj.title.endswith('livrance du permis (octroi ou refus)')</text:span></text:p></office:annotation><draw:control draw:control="control4" draw:style-name="gr1" draw:text-style-name="P15" draw:z-index="3" svg:height="0.399cm" svg:width="0.447cm" text:anchor-type="as-char"/>Envoi avec la <text:span text:style-name="T7">DÉCISION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urbanEventObj.title.endswith('livrance du permis (octroi ou refus)')</text:span></text:p></office:annotation><draw:control draw:control="control5" draw:style-name="gr1" draw:text-style-name="P15" draw:z-index="4" svg:height="0.399cm" svg:width="0.447cm" text:anchor-type="as-char"/>Envoi avec la <text:span text:style-name="T1">DÉCISION du</text:span> collège 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9"><office:annotation><dc:creator>sde </dc:creator><dc:date>2011-08-04T10:39:22</dc:date><text:p text:style-name="P14"><text:span text:style-name="T16">do row for type in self.listVocabularyForTemplate('foldercategories')</text:span></text:p></office:annotation><office:annotation><dc:creator>sde </dc:creator><dc:date>2011-08-04T10:39:07</dc:date><text:p text:style-name="P14"><text:span text:style-name="T16">do text if cmp(type[0],self.getFolderCategory())==0</text:span></text:p></office:annotation><draw:control draw:control="control23" draw:style-name="gr1" draw:text-style-name="P15" draw:z-index="22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cmp(type[0],self.getFolderCategory())!=0</text:span></text:p></office:annotation><draw:control draw:control="control22" draw:style-name="gr1" draw:text-style-name="P15" draw:z-index="21" svg:height="0.399cm" svg:width="0.447cm" text:anchor-type="as-char"/></text:p>
                </table:table-cell>
                <table:table-cell office:value-type="string" table:style-name="Tableau5.A1">
                  <text:p text:style-name="P9"><text:text-input text:description="Bien-Parcelles">type[1]</text:text-input>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0">Demandeurs :</text:p>
            <text:p text:style-name="P8">Nom, Prénom</text:p>
            <text:p text:style-name="P8">Adresse</text:p>
          </table:table-cell>
          <table:table-cell office:value-type="string" table:number-columns-spanned="4" table:style-name="Tableau3.B1">
            <text:p text:style-name="P9"/>
            <text:p text:style-name="P9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Bien concerné :</text:p>
            <text:p text:style-name="P8">Adresse</text:p>
            <text:p text:style-name="P8">Référence cadastral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WorkLocationSignaletic()</text:text-input></text:p>
            <text:p text:style-name="P9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Nature de la demande :</text:span>  (objet)</text:p>
          </table:table-cell>
          <table:table-cell office:value-type="string" table:number-columns-spanned="4" table:style-name="Tableau3.B2">
            <text:p text:style-name="P9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uteur de projet :</text:p>
            <text:p text:style-name="P8">Nom</text:p>
            <text:p text:style-name="P8">Adress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Date de dépôt dossier complet </text:span>:</text:p>
            <text:p text:style-name="P8">Accusé de réception :</text:p>
          </table:table-cell>
          <table:table-cell office:value-type="string" table:number-columns-spanned="2" table:style-name="Tableau3.A2">
            <text:p text:style-name="P9"><office:annotation><dc:creator>sde </dc:creator><dc:date>2011-08-08T13:35:49</dc:date><text:p text:style-name="P14"><text:span text:style-name="T15">do text if self.getLastDeposit() is not None</text:span></text:p></office:annotation><text:text-input text:description="Objet des travaux">tool.formatDate(self.getLastDeposit().getEventDate())</text:text-input></text:p>
            <text:p text:style-name="P9"><office:annotation><dc:creator>sde </dc:creator><dc:date>2011-08-08T13:36:33</dc:date><text:p text:style-name="P14"><text:span text:style-name="T15">do text if self.getLastAcknowledgment() is not None</text:span></text:p></office:annotation><text:text-input text:description="Objet des travaux">tool.formatDate(self.getLastAcknowledgment().getEventDate())</text:text-input></text:p>
            <text:p text:style-name="P9"/>
          </table:table-cell>
          <table:covered-table-cell/>
          <table:table-cell office:value-type="string" table:style-name="Tableau3.D5">
            <text:p text:style-name="P9"><text:span text:style-name="T5">Délai de réponse annoncé :</text:span> <text:s text:c="3"/></text:p>
          </table:table-cell>
          <table:table-cell office:value-type="string" table:style-name="Tableau3.E5">
            <text:p text:style-name="P9"><text:text-input text:description="Objet des travaux">self.getAnnoncedDelay()</text:text-input></text:p>
          </table:table-cell>
        </table:table-row>
        <text:soft-page-break/>
        <table:table-row>
          <table:table-cell office:value-type="string" table:style-name="Tableau3.A2">
            <text:p text:style-name="P8">Autres dossiers connus sur le bien : (refs)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9"><office:annotation><dc:creator>sde </dc:creator><dc:date>2011-08-05T08:21:16</dc:date><text:p text:style-name="P14"><text:span text:style-name="T16">do text if self.getIsInPCA()</text:span></text:p></office:annotation><draw:control draw:control="control19" draw:style-name="gr1" draw:text-style-name="P15" draw:z-index="18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not self.getIsInPCA()</text:span></text:p></office:annotation><draw:control draw:control="control18" draw:style-name="gr1" draw:text-style-name="P15" draw:z-index="17" svg:height="0.399cm" svg:width="0.447cm" text:anchor-type="as-char"/></text:p>
                </table:table-cell>
                <table:table-cell office:value-type="string" table:style-name="Tableau10.A1">
                  <text:p text:style-name="P9">Un PCA</text:p>
                </table:table-cell>
                <table:table-cell office:value-type="string" table:style-name="Tableau10.A1">
                  <text:p text:style-name="P9"><office:annotation><dc:creator>sde </dc:creator><dc:date>2011-08-04T10:39:07</dc:date><text:p text:style-name="P14"><text:span text:style-name="T16">do text if self.getIsInSubdivision()</text:span></text:p></office:annotation><draw:control draw:control="control21" draw:style-name="gr1" draw:text-style-name="P15" draw:z-index="20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not self.getIsInSubdivision()</text:span></text:p></office:annotation><draw:control draw:control="control20" draw:style-name="gr1" draw:text-style-name="P15" draw:z-index="19" svg:height="0.399cm" svg:width="0.447cm" text:anchor-type="as-char"/></text:p>
                </table:table-cell>
                <table:table-cell office:value-type="string" table:style-name="Tableau10.A1">
                  <text:p text:style-name="P9">Un lotissement</text:p>
                  <text:p text:style-name="P9"><text:s/><office:annotation><dc:creator>sde </dc:creator><dc:date>2011-08-08T13:29:49</dc:date><text:p text:style-name="P14"><text:span text:style-name="T16">do text if self.getIsInSubdivision()</text:span></text:p><text:p text:style-name="P14"><text:span text:style-name="T16">f</text:span><text:span text:style-name="T18">rom xhtml(self.getSubdivisionDetails())</text:span></text:p></office:annotatio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9"><office:annotation><dc:creator>sde </dc:creator><dc:date>2011-08-04T11:46:30</dc:date><text:p text:style-name="P14"><text:span text:style-name="T15">do row if </text:span><text:span text:style-name="T16">self.getLastInquiry() is None or len(self.getLastInquiry(). getLinkedInquiry().getDerogation()) == 0</text:span></text:p></office:annotation><draw:control draw:control="control33" draw:style-name="gr1" draw:text-style-name="P15" draw:z-index="32" svg:height="0.399cm" svg:width="0.447cm" text:anchor-type="as-char"/></text:p>
                </table:table-cell>
                <table:table-cell office:value-type="string" table:style-name="Tableau12.A1">
                  <text:p text:style-name="P9">Oui</text:p>
                </table:table-cell>
                <table:table-cell office:value-type="string" table:style-name="Tableau12.A1">
                  <text:p text:style-name="P9"><draw:control draw:control="control34" draw:style-name="gr1" draw:text-style-name="P15" draw:z-index="33" svg:height="0.399cm" svg:width="0.447cm" text:anchor-type="as-char"/></text:p>
                </table:table-cell>
                <table:table-cell office:value-type="string" table:style-name="Tableau12.A1">
                  <text:p text:style-name="P9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9"><office:annotation><dc:creator>sde </dc:creator><dc:date>2011-08-08T11:17:40</dc:date><text:p text:style-name="P14"><text:span text:style-name="T15">do table if </text:span><text:span text:style-name="T16">self.getLastInquiry() is not None</text:span></text:p></office:annotation><office:annotation><dc:creator>sde </dc:creator><dc:date>2011-08-04T13:57:24</dc:date><text:p text:style-name="P14"><text:span text:style-name="T16">do row for part in self.getLastInquiry(). getLinkedInquiry().listVocabularyForTemplate('derogations')</text:span></text:p></office:annotation><office:annotation><dc:creator>sde </dc:creator><dc:date>2011-08-04T11:46:30</dc:date><text:p text:style-name="P14"><text:span text:style-name="T15">do text if part[0] in </text:span><text:span text:style-name="T16">self.getLastInquiry(). getLinkedInquiry().getDerogation()</text:span></text:p></office:annotation><draw:control draw:control="control35" draw:style-name="gr1" draw:text-style-name="P15" draw:z-index="34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 not in self.getLastInquiry(). getLinkedInquiry().getDerogation()</text:span></text:p></office:annotation><draw:control draw:control="control36" draw:style-name="gr1" draw:text-style-name="P15" draw:z-index="35" svg:height="0.399cm" svg:width="0.447cm" text:anchor-type="as-char"/></text:p>
                </table:table-cell>
                <table:table-cell office:value-type="string" table:style-name="Tableau15.A1">
                  <text:p text:style-name="P9"><text:text-input text:description="Objet des travaux">part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t None</text:span></text:p></office:annotation><draw:control draw:control="control30" draw:style-name="gr1" draw:text-style-name="P15" draw:z-index="29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self.getLastInquiry() is None</text:span></text:p></office:annotation><draw:control draw:control="control29" draw:style-name="gr1" draw:text-style-name="P15" draw:z-index="28" svg:height="0.399cm" svg:width="0.447cm" text:anchor-type="as-char"/></text:p>
                </table:table-cell>
                <table:table-cell office:value-type="string" table:style-name="Tableau13.A1">
                  <text:p text:style-name="P9">Oui</text:p>
                </table:table-cell>
                <table:table-cell office:value-type="string" table:style-name="Tableau13.A1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ne</text:span></text:p></office:annotation><draw:control draw:control="control32" draw:style-name="gr1" draw:text-style-name="P15" draw:z-index="31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self.getLastInquiry() is not None</text:span></text:p></office:annotation><draw:control draw:control="control31" draw:style-name="gr1" draw:text-style-name="P15" draw:z-index="30" svg:height="0.399cm" svg:width="0.447cm" text:anchor-type="as-char"/></text:p>
                </table:table-cell>
                <table:table-cell office:value-type="string" table:style-name="Tableau13.A1">
                  <text:p text:style-name="P9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9"><office:annotation><dc:creator>sde </dc:creator><dc:date>2011-08-05T14:01:47</dc:date><text:p text:style-name="P14"><text:span text:style-name="T16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<text:s/>au </text:span><text:span text:style-name="T6"><text:text-input text:description="Objet des travaux">tool.formatDate(self.getLastInquiry(). getLinkedInquiry().getInvestigationEnd())</text:text-input></text:span></text:p>
                  <text:p text:style-name="P9">Réclamations :</text:p>
                  <text:p text:style-name="P9"><office:annotation><dc:creator>sde </dc:creator><dc:date>2011-08-08T13:56:09</dc:date><text:p text:style-name="P14"><text:span text:style-name="T17">do text</text:span></text:p><text:p text:style-name="P14"><text:span text:style-name="T17">from xhtml(self.portal_urban.decorateHTML('UrbanBody',self.</text:span><text:span text:style-name="T18">getLastInquiry().</text:span><text:span text:style-name="T17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Ouverture ou modification de voirie :</text:p>
          </table:table-cell>
          <table:table-cell office:value-type="string" table:style-name="Tableau3.B10">
            <text:p text:style-name="P9"><office:annotation><dc:creator>sde </dc:creator><dc:date>2011-08-03T16:53:26</dc:date><text:p text:style-name="P14"><text:span text:style-name="T15">do text if hasattr(self, 'getRoadAdaptation') and self.getRoadAdaptation()</text:span></text:p></office:annotation><draw:control draw:control="control2" draw:style-name="gr1" draw:text-style-name="P15" draw:z-index="1" svg:height="0.399cm" svg:width="0.447cm" text:anchor-type="as-char"/>Oui</text:p>
            <text:p text:style-name="P9"><office:annotation><dc:creator>sde </dc:creator><dc:date>2011-08-03T16:53:26</dc:date><text:p text:style-name="P14"><text:span text:style-name="T15">do text if not hasattr(self, 'getRoadAdaptation') or not self.getRoadAdaptation()</text:span></text:p></office:annotation><draw:control draw:control="control8" draw:style-name="gr1" draw:text-style-name="P15" draw:z-index="7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number-columns-spanned="4" table:style-name="Tableau4.A1">
                  <text:p text:style-name="P9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office:value-type="string" table:style-name="Tableau4.A1">
                  <text:p text:style-name="P9"><office:annotation><dc:creator>sde </dc:creator><dc:date>2011-08-04T13:57:24</dc:date><text:p text:style-name="P14"><text:span text:style-name="T16">do row for part in self.divideList(2,self.listVocabularyForTemplate('folderroadtypes', inUrbanConfig=False))</text:span></text:p></office:annotation><office:annotation><dc:creator>sde </dc:creator><dc:date>2011-08-04T11:46:30</dc:date><text:p text:style-name="P14"><text:span text:style-name="T15">do text if part[0][0] in self.getRoadType()</text:span></text:p></office:annotation><draw:control draw:control="control37" draw:style-name="gr1" draw:text-style-name="P15" draw:z-index="36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[0] not in self.getRoadType()</text:span></text:p></office:annotation><draw:control draw:control="control38" draw:style-name="gr1" draw:text-style-name="P15" draw:z-index="37" svg:height="0.399cm" svg:width="0.447cm" text:anchor-type="as-char"/></text:p>
                </table:table-cell>
                <table:table-cell office:value-type="string" table:style-name="Tableau4.B2">
                  <text:p text:style-name="P9"><text:text-input text:description="Bien-Parcelles">part[0][1]</text:text-input></text:p>
                </table:table-cell>
                <table:table-cell office:value-type="string" table:style-name="Tableau4.A1">
                  <text:p text:style-name="P9"><office:annotation><dc:creator>sde </dc:creator><dc:date>2011-08-04T11:57:24</dc:date><text:p text:style-name="P14"><text:span text:style-name="T16">do text if len(part) &gt; 1 and part[1][0] in self.getRoadType()</text:span></text:p></office:annotation><draw:control draw:control="control39" draw:style-name="gr1" draw:text-style-name="P15" draw:z-index="38" svg:height="0.399cm" svg:width="0.447cm" text:anchor-type="as-char"/></text:p>
                  <text:p text:style-name="P9"><office:annotation><dc:creator>sde </dc:creator><dc:date>2011-08-04T11:58:11</dc:date><text:p text:style-name="P14"><text:span text:style-name="T16">do text if len(part) &gt; 1 and part[1][0] not in self.getRoadType()</text:span></text:p></office:annotation><draw:control draw:control="control40" draw:style-name="gr1" draw:text-style-name="P15" draw:z-index="39" svg:height="0.399cm" svg:width="0.447cm" text:anchor-type="as-char"/></text:p>
                </table:table-cell>
                <table:table-cell office:value-type="string" table:style-name="Tableau4.A1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0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9"><office:annotation><dc:creator>sde </dc:creator><dc:date>2011-08-04T15:28:29</dc:date><text:p text:style-name="P14"><text:span text:style-name="T15">do text if self.getRoadCoating() is not None</text:span></text:p></office:annotation><draw:control draw:control="control11" draw:style-name="gr1" draw:text-style-name="P15" draw:z-index="10" svg:height="0.399cm" svg:width="0.447cm" text:anchor-type="as-char"/></text:p>
                  <text:p text:style-name="P9"><office:annotation><dc:creator>sde </dc:creator><dc:date>2011-08-04T15:29:14</dc:date><text:p text:style-name="P14"><text:span text:style-name="T16">do text if self.getRoadCoating() is None</text:span></text:p></office:annotation><draw:control draw:control="control12" draw:style-name="gr1" draw:text-style-name="P15" draw:z-index="11" svg:height="0.399cm" svg:width="0.447cm" text:anchor-type="as-char"/></text:p>
                </table:table-cell>
                <table:table-cell office:value-type="string" table:style-name="Tableau6.A1">
                  <text:p text:style-name="P9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9"><office:annotation><dc:creator>sde </dc:creator><dc:date>2011-08-04T13:57:24</dc:date><text:p text:style-name="P14"><text:span text:style-name="T16">do row for part in self.listVocabularyForTemplate('folderroadequipments')</text:span></text:p></office:annotation><office:annotation><dc:creator>sde </dc:creator><dc:date>2011-08-04T11:46:30</dc:date><text:p text:style-name="P14"><text:span text:style-name="T16">do text if part[0] in self.templateRoadEquipments(self.getRoadEquipments())</text:span></text:p></office:annotation><draw:control draw:control="control10" draw:style-name="gr1" draw:text-style-name="P15" draw:z-index="9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 not in self.templateRoadEquipments(self.getRoadEquipments())</text:span></text:p></office:annotation><draw:control draw:control="control9" draw:style-name="gr1" draw:text-style-name="P15" draw:z-index="8" svg:height="0.399cm" svg:width="0.447cm" text:anchor-type="as-char"/></text:p>
                </table:table-cell>
                <table:table-cell office:value-type="string" table:style-name="Tableau6.A1">
                  <text:p text:style-name="P9"><text:text-input text:description="Bien-Parcelles">part[1]</text:text-input></text:p>
                  <text:p text:style-name="P9"><office:annotation><dc:creator>sde </dc:creator><dc:date>2011-08-04T22:20:52</dc:date><text:p text:style-name="P14"><text:span text:style-name="T15">do text if </text:span><text:span text:style-name="T16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9"><office:annotation><dc:creator>sde </dc:creator><dc:date>2011-08-04T13:57:24</dc:date><text:p text:style-name="P14"><text:span text:style-name="T16">do row for opinion in self.displayValuesFromVocForTemplate(self.templateAllOpinions(), self.listVocabularyForTemplate('foldermakers'))</text:span></text:p></office:annotation><draw:control draw:control="control13" draw:style-name="gr1" draw:text-style-name="P15" draw:z-index="12" svg:height="0.399cm" svg:width="0.447cm" text:anchor-type="as-char"/></text:p>
                </table:table-cell>
                <table:table-cell office:value-type="string" table:style-name="Tableau7.A1">
                  <text:p text:style-name="P9"><text:text-input text:description="Bien-Parcelles">opinion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9"><office:annotation><dc:creator>sde </dc:creator><dc:date>2011-08-04T13:57:24</dc:date><text:p text:style-name="P14"><text:span text:style-name="T16">do row for folderZoneValue in self.getValuesForTemplate('folderZone')</text:span></text:p></office:annotation><draw:control draw:control="control28" draw:style-name="gr1" draw:text-style-name="P15" draw:z-index="27" svg:height="0.399cm" svg:width="0.447cm" text:anchor-type="as-char"/></text:p>
                </table:table-cell>
                <table:table-cell office:value-type="string" table:style-name="Tableau9.A1">
                  <text:p text:style-name="P9"><text:text-input text:description="Bien-Parcelles">folderZoneValue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9"><office:annotation><dc:creator>sde </dc:creator><dc:date>2011-08-04T13:57:24</dc:date><text:p text:style-name="P14"><text:span text:style-name="T16">do row for part in self.divideList(2,self.listVocabularyForTemplate('folderprotectedbuildings', inUrbanConfig=False))</text:span></text:p></office:annotation><office:annotation><dc:creator>sde </dc:creator><dc:date>2011-08-04T11:46:30</dc:date><text:p text:style-name="P14"><text:span text:style-name="T15">do text if part[0][0] in self.getProtectedBuilding()</text:span></text:p></office:annotation><draw:control draw:control="control15" draw:style-name="gr1" draw:text-style-name="P15" draw:z-index="14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[0] not in self.getProtectedBuilding()</text:span></text:p></office:annotation><draw:control draw:control="control14" draw:style-name="gr1" draw:text-style-name="P15" draw:z-index="13" svg:height="0.399cm" svg:width="0.447cm" text:anchor-type="as-char"/></text:p>
                </table:table-cell>
                <table:table-cell office:value-type="string" table:style-name="Tableau8.A1">
                  <text:p text:style-name="P9"><text:text-input text:description="Bien-Parcelles">part[0][1]</text:text-input></text:p>
                </table:table-cell>
                <table:table-cell office:value-type="string" table:style-name="Tableau8.A1">
                  <text:p text:style-name="P9"><office:annotation><dc:creator>sde </dc:creator><dc:date>2011-08-04T11:57:24</dc:date><text:p text:style-name="P14"><text:span text:style-name="T16">do text if len(part) &gt; 1 and part[1][0] in self.getProtectedBuilding()</text:span></text:p></office:annotation><draw:control draw:control="control17" draw:style-name="gr1" draw:text-style-name="P15" draw:z-index="16" svg:height="0.399cm" svg:width="0.447cm" text:anchor-type="as-char"/></text:p>
                  <text:p text:style-name="P9"><office:annotation><dc:creator>sde </dc:creator><dc:date>2011-08-04T11:58:11</dc:date><text:p text:style-name="P14"><text:span text:style-name="T16">do text if len(part) &gt; 1 and part[1][0] not in self.getProtectedBuilding()</text:span></text:p></office:annotation><draw:control draw:control="control16" draw:style-name="gr1" draw:text-style-name="P15" draw:z-index="15" svg:height="0.399cm" svg:width="0.447cm" text:anchor-type="as-char"/></text:p>
                </table:table-cell>
                <table:table-cell office:value-type="string" table:style-name="Tableau8.A1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8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draw:control="control24" draw:style-name="gr1" draw:text-style-name="P15" draw:z-index="23" svg:height="0.399cm" svg:width="0.447cm" text:anchor-type="as-char"/></text:p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draw:control="control25" draw:style-name="gr1" draw:text-style-name="P15" draw:z-index="24" svg:height="0.399cm" svg:width="0.447cm" text:anchor-type="as-char"/></text:p>
                </table:table-cell>
                <table:table-cell office:value-type="string" table:style-name="Tableau11.A1">
                  <text:p text:style-name="P9">Oui</text:p>
                </table:table-cell>
                <table:table-cell office:value-type="string" table:style-name="Tableau11.A1"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draw:control="control26" draw:style-name="gr1" draw:text-style-name="P15" draw:z-index="25" svg:height="0.399cm" svg:width="0.447cm" text:anchor-type="as-char"/></text:p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draw:control="control27" draw:style-name="gr1" draw:text-style-name="P15" draw:z-index="26" svg:height="0.399cm" svg:width="0.447cm" text:anchor-type="as-char"/></text:p>
                </table:table-cell>
                <table:table-cell office:value-type="string" table:style-name="Tableau11.A1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8">Autres observations :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</table:table>
      <text:p text:style-name="P9"/>
      <text:p text:style-name="P7">Envoyé le </text:p>
      <text:p text:style-name="P7"/>
      <text:p text:style-name="P7"/>
      <text:p text:style-name="P1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DejaVu Serif" svg:font-family="'DejaVu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4">
      <style:table-properties fo:margin-left="0cm" style:width="17.101cm" table:align="left"/>
    </style:style>
    <style:style style:family="table-column" style:name="Tableau14.A">
      <style:table-column-properties style:column-width="9.998cm"/>
    </style:style>
    <style:style style:family="table-column" style:name="Tableau14.B">
      <style:table-column-properties style:column-width="7.103cm"/>
    </style:style>
    <style:style style:family="table-row" style:name="Tableau14.1">
      <style:table-row-properties style:min-row-height="2.487cm"/>
    </style:style>
    <style:style style:family="table-cell" style:name="Tableau14.A1">
      <style:table-cell-properties style:writing-mode="page"/>
    </style:style>
    <style:style style:family="table" style:name="Tableau1">
      <style:table-properties style:width="16.96cm" table:align="left"/>
    </style:style>
    <style:style style:family="table-column" style:name="Tableau1.A">
      <style:table-column-properties style:column-width="7.858cm"/>
    </style:style>
    <style:style style:family="table-column" style:name="Tableau1.B">
      <style:table-column-properties style:column-width="9.102cm"/>
    </style:style>
    <style:style style:family="table-cell" style:name="Tableau1.A1">
      <style:table-cell-properties fo:border-bottom="none" fo:border-left="0.05pt solid #000000" fo:border-right="0.05pt solid #000000" fo:border-top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05pt solid #000000" fo:border-top="none" fo:padding="0.097cm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0.661cm"/>
    </style:style>
    <style:style style:family="table-column" style:name="Tableau4.B">
      <style:table-column-properties style:column-width="4.11cm"/>
    </style:style>
    <style:style style:family="table-column" style:name="Tableau4.C">
      <style:table-column-properties style:column-width="0.653cm"/>
    </style:style>
    <style:style style:family="table-column" style:name="Tableau4.D">
      <style:table-column-properties style:column-width="4.128cm"/>
    </style:style>
    <style:style style:family="table-cell" style:name="Tableau4.A1">
      <style:table-cell-properties fo:border="none" fo:padding="0.097cm"/>
    </style:style>
    <style:style style:family="table-cell" style:name="Tableau4.B2">
      <style:table-cell-properties fo:background-color="transparent" fo:border="none" fo:padding="0.097cm">
        <style:background-image/>
      </style:table-cell-properties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b6443" style:font-name="Arial" style:font-size-asian="11pt" style:font-size-complex="11pt"/>
    </style:style>
    <style:style style:family="paragraph" style:name="P3" style:parent-style-name="Standard">
      <style:text-properties officeooo:paragraph-rsid="001b6443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6443" style:font-name="Arial" style:font-size-asian="10pt" style:font-size-complex="10pt"/>
    </style:style>
    <style:style style:family="paragraph" style:name="P5" style:parent-style-name="UrbanBody">
      <style:text-properties fo:font-weight="normal" officeooo:paragraph-rsid="001b6443" style:font-name="arial" style:font-weight-asian="normal" style:font-weight-complex="normal" style:text-underline-style="none"/>
    </style:style>
    <style:style style:family="paragraph" style:name="P6" style:parent-style-name="UrbanBody">
      <style:text-properties officeooo:paragraph-rsid="001b6443" style:font-name="arial"/>
    </style:style>
    <style:style style:family="paragraph" style:name="P7" style:parent-style-name="UrbanBody_20_">
      <style:text-properties style:font-name="arial"/>
    </style:style>
    <style:style style:family="paragraph" style:name="P8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_20_">
      <style:text-properties fo:font-size="11pt" style:font-name="arial" style:font-size-asian="11pt" style:font-size-complex="11pt"/>
    </style:style>
    <style:style style:family="paragraph" style:name="P10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1" style:parent-style-name="UrbanTitle">
      <style:text-properties style:font-name="arial"/>
    </style:style>
    <style:style style:family="paragraph" style:name="P12" style:parent-style-name="UrbanTitle2">
      <style:text-properties style:font-name="arial"/>
    </style:style>
    <style:style style:family="paragraph" style:name="P13" style:parent-style-name="UrbanTitle2">
      <style:paragraph-properties fo:text-align="start" style:justify-single-word="false"/>
      <style:text-properties fo:font-size="11pt" fo:font-style="normal" fo:font-weight="bold" officeooo:paragraph-rsid="001b644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CN" style:country-complex="IN" style:font-name="DejaVu Serif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3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" form:image-position="center" form:input-required="false" form:name="Case à cocher 13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4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name="Case à cocher 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" form:image-position="center" form:input-required="false" form:name="Case à cocher 6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input-required="false" form:name="Case à cocher 14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1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" form:image-position="center" form:input-required="false" form:name="Case à cocher 15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input-required="false" form:name="Case à cocher 15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" form:image-position="center" form:input-required="false" form:name="Case à cocher 3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input-required="false" form:name="Case à cocher 3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" form:image-position="center" form:input-required="false" form:name="Case à cocher 3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input-required="false" form:name="Case à cocher 34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input-required="false" form:name="Case à cocher 33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9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16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7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8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0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2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input-required="false" form:name="Case à cocher 17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5" form:image-position="center" form:input-required="false" form:name="Case à cocher 18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10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25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input-required="false" form:name="Case à cocher 31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9" form:image-position="center" form:input-required="false" form:name="Case à cocher 3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input-required="false" form:name="Case à cocher 3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1" form:image-position="center" form:input-required="false" form:name="Case à cocher 3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input-required="false" form:name="Case à cocher 31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input-required="false" form:name="Case à cocher 11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input-required="false" form:name="Case à cocher 19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input-required="false" form:name="Case à cocher 31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6" form:image-position="center" form:input-required="false" form:name="Case à cocher 32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7" form:image-position="center" form:input-required="false" form:name="Case à cocher 31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input-required="false" form:name="Case à cocher 32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input-required="false" form:name="Case à cocher 33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0" form:image-position="center" form:input-required="false" form:name="Case à cocher 34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office:value-type="string" table:style-name="Tableau14.A1">
            <text:p text:style-name="P2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4">Import depuis header.odt</text:span></text:p>
          </table:table-cell>
          <table:table-cell office:value-type="string" table:style-name="Tableau14.A1">
            <text:p text:style-name="P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Energie </text:p>
            <text:p text:style-name="P6">Place Léopold, 3 – Immeuble « BIBOT » </text:p>
            <text:p text:style-name="P5">5000 Namur </text:p>
            <text:p text:style-name="P13">RECOMMANDE</text:p>
          </table:table-cell>
        </table:table-row>
      </table:table>
      <text:p text:style-name="P3"/>
      <text:p text:style-name="P11">Formulaire d’envoi d’un dossier au fonctionnaire délégué</text:p>
      <text:p text:style-name="P11"/>
      <text:p text:style-name="P12"><text:span text:style-name="T13"/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1er dossier RW')!= 0</text:span></text:p></office:annotation><draw:control draw:control="control7" draw:style-name="gr1" draw:text-style-name="P15" draw:z-index="6" svg:height="0.399cm" svg:width="0.447cm" text:anchor-type="as-char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8"><text:span text:style-name="T1"><office:annotation><dc:creator>sde </dc:creator><dc:date>2011-08-03T11:19:28</dc:date><text:p text:style-name="P14"><text:span text:style-name="T19">d</text:span><text:span text:style-name="T16">o text if cmp(urbanEventObj.title,'Transmis 1er dossier RW') == 0</text:span></text:p></office:annotation></text:span><text:span text:style-name="T1"><draw:control draw:control="control6" draw:style-name="gr1" draw:text-style-name="P15" draw:z-index="5" svg:height="0.399cm" svg:width="0.447cm" text:anchor-type="as-char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office:value-type="string" table:style-name="Tableau1.A2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!= 0</text:span></text:p></office:annotation><draw:control draw:control="control1" draw:style-name="gr1" draw:text-style-name="P15" draw:z-index="0" svg:height="0.399cm" svg:width="0.447cm" text:anchor-type="as-char"/>Envoi avec le <text:span text:style-name="T7">RAPPORT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 == 0</text:span></text:p></office:annotation><draw:control draw:control="control3" draw:style-name="gr1" draw:text-style-name="P15" draw:z-index="2" svg:height="0.399cm" svg:width="0.447cm" text:anchor-type="as-char"/>Envoi avec le <text:span text:style-name="T7">RAPPORT</text:span><text:span text:style-name="T1"> du</text:span> collège</text:p>
          </table:table-cell>
          <table:table-cell office:value-type="string" table:style-name="Tableau1.B2">
            <text:p text:style-name="P8"><office:annotation><dc:creator>sde </dc:creator><dc:date>2011-08-03T11:19:28</dc:date><text:p text:style-name="P14"><text:span text:style-name="T19">d</text:span><text:span text:style-name="T16">o text if not urbanEventObj.title.endswith('livrance du permis (octroi ou refus)')</text:span></text:p></office:annotation><draw:control draw:control="control4" draw:style-name="gr1" draw:text-style-name="P15" draw:z-index="3" svg:height="0.399cm" svg:width="0.447cm" text:anchor-type="as-char"/>Envoi avec la <text:span text:style-name="T7">DÉCISION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urbanEventObj.title.endswith('livrance du permis (octroi ou refus)')</text:span></text:p></office:annotation><draw:control draw:control="control5" draw:style-name="gr1" draw:text-style-name="P15" draw:z-index="4" svg:height="0.399cm" svg:width="0.447cm" text:anchor-type="as-char"/>Envoi avec la <text:span text:style-name="T1">DÉCISION du</text:span> collège 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9"><office:annotation><dc:creator>sde </dc:creator><dc:date>2011-08-04T10:39:22</dc:date><text:p text:style-name="P14"><text:span text:style-name="T16">do row for type in self.listVocabularyForTemplate('foldercategories')</text:span></text:p></office:annotation><office:annotation><dc:creator>sde </dc:creator><dc:date>2011-08-04T10:39:07</dc:date><text:p text:style-name="P14"><text:span text:style-name="T16">do text if cmp(type[0],self.getFolderCategory())==0</text:span></text:p></office:annotation><draw:control draw:control="control23" draw:style-name="gr1" draw:text-style-name="P15" draw:z-index="22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cmp(type[0],self.getFolderCategory())!=0</text:span></text:p></office:annotation><draw:control draw:control="control22" draw:style-name="gr1" draw:text-style-name="P15" draw:z-index="21" svg:height="0.399cm" svg:width="0.447cm" text:anchor-type="as-char"/></text:p>
                </table:table-cell>
                <table:table-cell office:value-type="string" table:style-name="Tableau5.A1">
                  <text:p text:style-name="P9"><text:text-input text:description="Bien-Parcelles">type[1]</text:text-input>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0">Demandeurs :</text:p>
            <text:p text:style-name="P8">Nom, Prénom</text:p>
            <text:p text:style-name="P8">Adresse</text:p>
          </table:table-cell>
          <table:table-cell office:value-type="string" table:number-columns-spanned="4" table:style-name="Tableau3.B1">
            <text:p text:style-name="P9"/>
            <text:p text:style-name="P9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Bien concerné :</text:p>
            <text:p text:style-name="P8">Adresse</text:p>
            <text:p text:style-name="P8">Référence cadastral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WorkLocationSignaletic()</text:text-input></text:p>
            <text:p text:style-name="P9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Nature de la demande :</text:span>  (objet)</text:p>
          </table:table-cell>
          <table:table-cell office:value-type="string" table:number-columns-spanned="4" table:style-name="Tableau3.B2">
            <text:p text:style-name="P9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uteur de projet :</text:p>
            <text:p text:style-name="P8">Nom</text:p>
            <text:p text:style-name="P8">Adresse</text:p>
          </table:table-cell>
          <table:table-cell office:value-type="string" table:number-columns-spanned="4" table:style-name="Tableau3.B2">
            <text:p text:style-name="P9"/>
            <text:p text:style-name="P9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<text:span text:style-name="T7">Date de dépôt dossier complet </text:span>:</text:p>
            <text:p text:style-name="P8">Accusé de réception :</text:p>
          </table:table-cell>
          <table:table-cell office:value-type="string" table:number-columns-spanned="2" table:style-name="Tableau3.A2">
            <text:p text:style-name="P9"><office:annotation><dc:creator>sde </dc:creator><dc:date>2011-08-08T13:35:49</dc:date><text:p text:style-name="P14"><text:span text:style-name="T15">do text if self.getLastDeposit() is not None</text:span></text:p></office:annotation><text:text-input text:description="Objet des travaux">tool.formatDate(self.getLastDeposit().getEventDate())</text:text-input></text:p>
            <text:p text:style-name="P9"><office:annotation><dc:creator>sde </dc:creator><dc:date>2011-08-08T13:36:33</dc:date><text:p text:style-name="P14"><text:span text:style-name="T15">do text if self.getLastAcknowledgment() is not None</text:span></text:p></office:annotation><text:text-input text:description="Objet des travaux">tool.formatDate(self.getLastAcknowledgment().getEventDate())</text:text-input></text:p>
            <text:p text:style-name="P9"/>
          </table:table-cell>
          <table:covered-table-cell/>
          <table:table-cell office:value-type="string" table:style-name="Tableau3.D5">
            <text:p text:style-name="P9"><text:span text:style-name="T5">Délai de réponse annoncé :</text:span> <text:s text:c="3"/></text:p>
          </table:table-cell>
          <table:table-cell office:value-type="string" table:style-name="Tableau3.E5">
            <text:p text:style-name="P9"><text:text-input text:description="Objet des travaux">self.getAnnoncedDelay()</text:text-input></text:p>
          </table:table-cell>
        </table:table-row>
        <text:soft-page-break/>
        <table:table-row>
          <table:table-cell office:value-type="string" table:style-name="Tableau3.A2">
            <text:p text:style-name="P8">Autres dossiers connus sur le bien : (refs)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9"><office:annotation><dc:creator>sde </dc:creator><dc:date>2011-08-05T08:21:16</dc:date><text:p text:style-name="P14"><text:span text:style-name="T16">do text if self.getIsInPCA()</text:span></text:p></office:annotation><draw:control draw:control="control19" draw:style-name="gr1" draw:text-style-name="P15" draw:z-index="18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not self.getIsInPCA()</text:span></text:p></office:annotation><draw:control draw:control="control18" draw:style-name="gr1" draw:text-style-name="P15" draw:z-index="17" svg:height="0.399cm" svg:width="0.447cm" text:anchor-type="as-char"/></text:p>
                </table:table-cell>
                <table:table-cell office:value-type="string" table:style-name="Tableau10.A1">
                  <text:p text:style-name="P9">Un PCA</text:p>
                </table:table-cell>
                <table:table-cell office:value-type="string" table:style-name="Tableau10.A1">
                  <text:p text:style-name="P9"><office:annotation><dc:creator>sde </dc:creator><dc:date>2011-08-04T10:39:07</dc:date><text:p text:style-name="P14"><text:span text:style-name="T16">do text if self.getIsInSubdivision()</text:span></text:p></office:annotation><draw:control draw:control="control21" draw:style-name="gr1" draw:text-style-name="P15" draw:z-index="20" svg:height="0.399cm" svg:width="0.447cm" text:anchor-type="as-char"/></text:p>
                  <text:p text:style-name="P9"><office:annotation><dc:creator>sde </dc:creator><dc:date>2011-08-04T10:30:03</dc:date><text:p text:style-name="P14"><text:span text:style-name="T16">do text if not self.getIsInSubdivision()</text:span></text:p></office:annotation><draw:control draw:control="control20" draw:style-name="gr1" draw:text-style-name="P15" draw:z-index="19" svg:height="0.399cm" svg:width="0.447cm" text:anchor-type="as-char"/></text:p>
                </table:table-cell>
                <table:table-cell office:value-type="string" table:style-name="Tableau10.A1">
                  <text:p text:style-name="P9">Un lotissement</text:p>
                  <text:p text:style-name="P9"><text:s/><office:annotation><dc:creator>sde </dc:creator><dc:date>2011-08-08T13:29:49</dc:date><text:p text:style-name="P14"><text:span text:style-name="T16">do text if self.getIsInSubdivision()</text:span></text:p><text:p text:style-name="P14"><text:span text:style-name="T16">f</text:span><text:span text:style-name="T18">rom xhtml(self.getSubdivisionDetails())</text:span></text:p></office:annotatio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9"><office:annotation><dc:creator>sde </dc:creator><dc:date>2011-08-04T11:46:30</dc:date><text:p text:style-name="P14"><text:span text:style-name="T15">do row if </text:span><text:span text:style-name="T16">self.getLastInquiry() is None or len(self.getLastInquiry(). getLinkedInquiry().getDerogation()) == 0</text:span></text:p></office:annotation><draw:control draw:control="control33" draw:style-name="gr1" draw:text-style-name="P15" draw:z-index="32" svg:height="0.399cm" svg:width="0.447cm" text:anchor-type="as-char"/></text:p>
                </table:table-cell>
                <table:table-cell office:value-type="string" table:style-name="Tableau12.A1">
                  <text:p text:style-name="P9">Oui</text:p>
                </table:table-cell>
                <table:table-cell office:value-type="string" table:style-name="Tableau12.A1">
                  <text:p text:style-name="P9"><draw:control draw:control="control34" draw:style-name="gr1" draw:text-style-name="P15" draw:z-index="33" svg:height="0.399cm" svg:width="0.447cm" text:anchor-type="as-char"/></text:p>
                </table:table-cell>
                <table:table-cell office:value-type="string" table:style-name="Tableau12.A1">
                  <text:p text:style-name="P9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9"><office:annotation><dc:creator>sde </dc:creator><dc:date>2011-08-08T11:17:40</dc:date><text:p text:style-name="P14"><text:span text:style-name="T15">do table if </text:span><text:span text:style-name="T16">self.getLastInquiry() is not None</text:span></text:p></office:annotation><office:annotation><dc:creator>sde </dc:creator><dc:date>2011-08-04T13:57:24</dc:date><text:p text:style-name="P14"><text:span text:style-name="T16">do row for part in self.getLastInquiry(). getLinkedInquiry().listVocabularyForTemplate('derogations')</text:span></text:p></office:annotation><office:annotation><dc:creator>sde </dc:creator><dc:date>2011-08-04T11:46:30</dc:date><text:p text:style-name="P14"><text:span text:style-name="T15">do text if part[0] in </text:span><text:span text:style-name="T16">self.getLastInquiry(). getLinkedInquiry().getDerogation()</text:span></text:p></office:annotation><draw:control draw:control="control35" draw:style-name="gr1" draw:text-style-name="P15" draw:z-index="34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 not in self.getLastInquiry(). getLinkedInquiry().getDerogation()</text:span></text:p></office:annotation><draw:control draw:control="control36" draw:style-name="gr1" draw:text-style-name="P15" draw:z-index="35" svg:height="0.399cm" svg:width="0.447cm" text:anchor-type="as-char"/></text:p>
                </table:table-cell>
                <table:table-cell office:value-type="string" table:style-name="Tableau15.A1">
                  <text:p text:style-name="P9"><text:text-input text:description="Objet des travaux">part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t None</text:span></text:p></office:annotation><draw:control draw:control="control30" draw:style-name="gr1" draw:text-style-name="P15" draw:z-index="29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self.getLastInquiry() is None</text:span></text:p></office:annotation><draw:control draw:control="control29" draw:style-name="gr1" draw:text-style-name="P15" draw:z-index="28" svg:height="0.399cm" svg:width="0.447cm" text:anchor-type="as-char"/></text:p>
                </table:table-cell>
                <table:table-cell office:value-type="string" table:style-name="Tableau13.A1">
                  <text:p text:style-name="P9">Oui</text:p>
                </table:table-cell>
                <table:table-cell office:value-type="string" table:style-name="Tableau13.A1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ne</text:span></text:p></office:annotation><draw:control draw:control="control32" draw:style-name="gr1" draw:text-style-name="P15" draw:z-index="31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self.getLastInquiry() is not None</text:span></text:p></office:annotation><draw:control draw:control="control31" draw:style-name="gr1" draw:text-style-name="P15" draw:z-index="30" svg:height="0.399cm" svg:width="0.447cm" text:anchor-type="as-char"/></text:p>
                </table:table-cell>
                <table:table-cell office:value-type="string" table:style-name="Tableau13.A1">
                  <text:p text:style-name="P9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9"><office:annotation><dc:creator>sde </dc:creator><dc:date>2011-08-05T14:01:47</dc:date><text:p text:style-name="P14"><text:span text:style-name="T16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<text:s/>au </text:span><text:span text:style-name="T6"><text:text-input text:description="Objet des travaux">tool.formatDate(self.getLastInquiry(). getLinkedInquiry().getInvestigationEnd())</text:text-input></text:span></text:p>
                  <text:p text:style-name="P9">Réclamations :</text:p>
                  <text:p text:style-name="P9"><office:annotation><dc:creator>sde </dc:creator><dc:date>2011-08-08T13:56:09</dc:date><text:p text:style-name="P14"><text:span text:style-name="T17">do text</text:span></text:p><text:p text:style-name="P14"><text:span text:style-name="T17">from xhtml(self.portal_urban.decorateHTML('UrbanBody',self.</text:span><text:span text:style-name="T18">getLastInquiry().</text:span><text:span text:style-name="T17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Ouverture ou modification de voirie :</text:p>
          </table:table-cell>
          <table:table-cell office:value-type="string" table:style-name="Tableau3.B10">
            <text:p text:style-name="P9"><office:annotation><dc:creator>sde </dc:creator><dc:date>2011-08-03T16:53:26</dc:date><text:p text:style-name="P14"><text:span text:style-name="T15">do text if hasattr(self, 'getRoadAdaptation') and self.getRoadAdaptation()</text:span></text:p></office:annotation><draw:control draw:control="control2" draw:style-name="gr1" draw:text-style-name="P15" draw:z-index="1" svg:height="0.399cm" svg:width="0.447cm" text:anchor-type="as-char"/>Oui</text:p>
            <text:p text:style-name="P9"><office:annotation><dc:creator>sde </dc:creator><dc:date>2011-08-03T16:53:26</dc:date><text:p text:style-name="P14"><text:span text:style-name="T15">do text if not hasattr(self, 'getRoadAdaptation') or not self.getRoadAdaptation()</text:span></text:p></office:annotation><draw:control draw:control="control8" draw:style-name="gr1" draw:text-style-name="P15" draw:z-index="7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number-columns-spanned="4" table:style-name="Tableau4.A1">
                  <text:p text:style-name="P9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office:value-type="string" table:style-name="Tableau4.A1">
                  <text:p text:style-name="P9"><office:annotation><dc:creator>sde </dc:creator><dc:date>2011-08-04T13:57:24</dc:date><text:p text:style-name="P14"><text:span text:style-name="T16">do row for part in self.divideList(2,self.listVocabularyForTemplate('folderroadtypes', inUrbanConfig=False))</text:span></text:p></office:annotation><office:annotation><dc:creator>sde </dc:creator><dc:date>2011-08-04T11:46:30</dc:date><text:p text:style-name="P14"><text:span text:style-name="T15">do text if part[0][0] in self.getRoadType()</text:span></text:p></office:annotation><draw:control draw:control="control37" draw:style-name="gr1" draw:text-style-name="P15" draw:z-index="36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[0] not in self.getRoadType()</text:span></text:p></office:annotation><draw:control draw:control="control38" draw:style-name="gr1" draw:text-style-name="P15" draw:z-index="37" svg:height="0.399cm" svg:width="0.447cm" text:anchor-type="as-char"/></text:p>
                </table:table-cell>
                <table:table-cell office:value-type="string" table:style-name="Tableau4.B2">
                  <text:p text:style-name="P9"><text:text-input text:description="Bien-Parcelles">part[0][1]</text:text-input></text:p>
                </table:table-cell>
                <table:table-cell office:value-type="string" table:style-name="Tableau4.A1">
                  <text:p text:style-name="P9"><office:annotation><dc:creator>sde </dc:creator><dc:date>2011-08-04T11:57:24</dc:date><text:p text:style-name="P14"><text:span text:style-name="T16">do text if len(part) &gt; 1 and part[1][0] in self.getRoadType()</text:span></text:p></office:annotation><draw:control draw:control="control39" draw:style-name="gr1" draw:text-style-name="P15" draw:z-index="38" svg:height="0.399cm" svg:width="0.447cm" text:anchor-type="as-char"/></text:p>
                  <text:p text:style-name="P9"><office:annotation><dc:creator>sde </dc:creator><dc:date>2011-08-04T11:58:11</dc:date><text:p text:style-name="P14"><text:span text:style-name="T16">do text if len(part) &gt; 1 and part[1][0] not in self.getRoadType()</text:span></text:p></office:annotation><draw:control draw:control="control40" draw:style-name="gr1" draw:text-style-name="P15" draw:z-index="39" svg:height="0.399cm" svg:width="0.447cm" text:anchor-type="as-char"/></text:p>
                </table:table-cell>
                <table:table-cell office:value-type="string" table:style-name="Tableau4.A1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0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9"><office:annotation><dc:creator>sde </dc:creator><dc:date>2011-08-04T15:28:29</dc:date><text:p text:style-name="P14"><text:span text:style-name="T15">do text if self.getRoadCoating() is not None</text:span></text:p></office:annotation><draw:control draw:control="control11" draw:style-name="gr1" draw:text-style-name="P15" draw:z-index="10" svg:height="0.399cm" svg:width="0.447cm" text:anchor-type="as-char"/></text:p>
                  <text:p text:style-name="P9"><office:annotation><dc:creator>sde </dc:creator><dc:date>2011-08-04T15:29:14</dc:date><text:p text:style-name="P14"><text:span text:style-name="T16">do text if self.getRoadCoating() is None</text:span></text:p></office:annotation><draw:control draw:control="control12" draw:style-name="gr1" draw:text-style-name="P15" draw:z-index="11" svg:height="0.399cm" svg:width="0.447cm" text:anchor-type="as-char"/></text:p>
                </table:table-cell>
                <table:table-cell office:value-type="string" table:style-name="Tableau6.A1">
                  <text:p text:style-name="P9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9"><office:annotation><dc:creator>sde </dc:creator><dc:date>2011-08-04T13:57:24</dc:date><text:p text:style-name="P14"><text:span text:style-name="T16">do row for part in self.listVocabularyForTemplate('folderroadequipments')</text:span></text:p></office:annotation><office:annotation><dc:creator>sde </dc:creator><dc:date>2011-08-04T11:46:30</dc:date><text:p text:style-name="P14"><text:span text:style-name="T16">do text if part[0] in self.templateRoadEquipments(self.getRoadEquipments())</text:span></text:p></office:annotation><draw:control draw:control="control10" draw:style-name="gr1" draw:text-style-name="P15" draw:z-index="9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 not in self.templateRoadEquipments(self.getRoadEquipments())</text:span></text:p></office:annotation><draw:control draw:control="control9" draw:style-name="gr1" draw:text-style-name="P15" draw:z-index="8" svg:height="0.399cm" svg:width="0.447cm" text:anchor-type="as-char"/></text:p>
                </table:table-cell>
                <table:table-cell office:value-type="string" table:style-name="Tableau6.A1">
                  <text:p text:style-name="P9"><text:text-input text:description="Bien-Parcelles">part[1]</text:text-input></text:p>
                  <text:p text:style-name="P9"><office:annotation><dc:creator>sde </dc:creator><dc:date>2011-08-04T22:20:52</dc:date><text:p text:style-name="P14"><text:span text:style-name="T15">do text if </text:span><text:span text:style-name="T16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9"><office:annotation><dc:creator>sde </dc:creator><dc:date>2011-08-04T13:57:24</dc:date><text:p text:style-name="P14"><text:span text:style-name="T16">do row for opinion in self.displayValuesFromVocForTemplate(self.templateAllOpinions(), self.listVocabularyForTemplate('foldermakers'))</text:span></text:p></office:annotation><draw:control draw:control="control13" draw:style-name="gr1" draw:text-style-name="P15" draw:z-index="12" svg:height="0.399cm" svg:width="0.447cm" text:anchor-type="as-char"/></text:p>
                </table:table-cell>
                <table:table-cell office:value-type="string" table:style-name="Tableau7.A1">
                  <text:p text:style-name="P9"><text:text-input text:description="Bien-Parcelles">opinion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0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9"><office:annotation><dc:creator>sde </dc:creator><dc:date>2011-08-04T13:57:24</dc:date><text:p text:style-name="P14"><text:span text:style-name="T16">do row for folderZoneValue in self.getValuesForTemplate('folderZone')</text:span></text:p></office:annotation><draw:control draw:control="control28" draw:style-name="gr1" draw:text-style-name="P15" draw:z-index="27" svg:height="0.399cm" svg:width="0.447cm" text:anchor-type="as-char"/></text:p>
                </table:table-cell>
                <table:table-cell office:value-type="string" table:style-name="Tableau9.A1">
                  <text:p text:style-name="P9"><text:text-input text:description="Bien-Parcelles">folderZoneValue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8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9"><office:annotation><dc:creator>sde </dc:creator><dc:date>2011-08-04T13:57:24</dc:date><text:p text:style-name="P14"><text:span text:style-name="T16">do row for part in self.divideList(2,self.listVocabularyForTemplate('folderprotectedbuildings', inUrbanConfig=False))</text:span></text:p></office:annotation><office:annotation><dc:creator>sde </dc:creator><dc:date>2011-08-04T11:46:30</dc:date><text:p text:style-name="P14"><text:span text:style-name="T15">do text if part[0][0] in self.getProtectedBuilding()</text:span></text:p></office:annotation><draw:control draw:control="control15" draw:style-name="gr1" draw:text-style-name="P15" draw:z-index="14" svg:height="0.399cm" svg:width="0.447cm" text:anchor-type="as-char"/></text:p>
                  <text:p text:style-name="P9"><office:annotation><dc:creator>sde </dc:creator><dc:date>2011-08-04T11:59:21</dc:date><text:p text:style-name="P14"><text:span text:style-name="T16">do text if part[0][0] not in self.getProtectedBuilding()</text:span></text:p></office:annotation><draw:control draw:control="control14" draw:style-name="gr1" draw:text-style-name="P15" draw:z-index="13" svg:height="0.399cm" svg:width="0.447cm" text:anchor-type="as-char"/></text:p>
                </table:table-cell>
                <table:table-cell office:value-type="string" table:style-name="Tableau8.A1">
                  <text:p text:style-name="P9"><text:text-input text:description="Bien-Parcelles">part[0][1]</text:text-input></text:p>
                </table:table-cell>
                <table:table-cell office:value-type="string" table:style-name="Tableau8.A1">
                  <text:p text:style-name="P9"><office:annotation><dc:creator>sde </dc:creator><dc:date>2011-08-04T11:57:24</dc:date><text:p text:style-name="P14"><text:span text:style-name="T16">do text if len(part) &gt; 1 and part[1][0] in self.getProtectedBuilding()</text:span></text:p></office:annotation><draw:control draw:control="control17" draw:style-name="gr1" draw:text-style-name="P15" draw:z-index="16" svg:height="0.399cm" svg:width="0.447cm" text:anchor-type="as-char"/></text:p>
                  <text:p text:style-name="P9"><office:annotation><dc:creator>sde </dc:creator><dc:date>2011-08-04T11:58:11</dc:date><text:p text:style-name="P14"><text:span text:style-name="T16">do text if len(part) &gt; 1 and part[1][0] not in self.getProtectedBuilding()</text:span></text:p></office:annotation><draw:control draw:control="control16" draw:style-name="gr1" draw:text-style-name="P15" draw:z-index="15" svg:height="0.399cm" svg:width="0.447cm" text:anchor-type="as-char"/></text:p>
                </table:table-cell>
                <table:table-cell office:value-type="string" table:style-name="Tableau8.A1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8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draw:control="control24" draw:style-name="gr1" draw:text-style-name="P15" draw:z-index="23" svg:height="0.399cm" svg:width="0.447cm" text:anchor-type="as-char"/></text:p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draw:control="control25" draw:style-name="gr1" draw:text-style-name="P15" draw:z-index="24" svg:height="0.399cm" svg:width="0.447cm" text:anchor-type="as-char"/></text:p>
                </table:table-cell>
                <table:table-cell office:value-type="string" table:style-name="Tableau11.A1">
                  <text:p text:style-name="P9">Oui</text:p>
                </table:table-cell>
                <table:table-cell office:value-type="string" table:style-name="Tableau11.A1"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draw:control="control26" draw:style-name="gr1" draw:text-style-name="P15" draw:z-index="25" svg:height="0.399cm" svg:width="0.447cm" text:anchor-type="as-char"/></text:p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draw:control="control27" draw:style-name="gr1" draw:text-style-name="P15" draw:z-index="26" svg:height="0.399cm" svg:width="0.447cm" text:anchor-type="as-char"/></text:p>
                </table:table-cell>
                <table:table-cell office:value-type="string" table:style-name="Tableau11.A1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8">Autres observations :</text:p>
          </table:table-cell>
          <table:table-cell office:value-type="string" table:number-columns-spanned="4" table:style-name="Tableau3.B1">
            <text:p text:style-name="P9"/>
          </table:table-cell>
          <table:covered-table-cell/>
          <table:covered-table-cell/>
          <table:covered-table-cell/>
        </table:table-row>
      </table:table>
      <text:p text:style-name="P9"/>
      <text:p text:style-name="P7">Envoyé le </text:p>
      <text:p text:style-name="P7"/>
      <text:p text:style-name="P7"/>
      <text:p text:style-name="P1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9:25.994819002</dc:date>
    <meta:editing-duration>P2DT1H47M11S</meta:editing-duration>
    <meta:editing-cycles>424</meta:editing-cycles>
    <meta:generator>LibreOffice/6.4.6.2$Linux_X86_64 LibreOffice_project/40$Build-2</meta:generator>
    <meta:document-statistic meta:table-count="15" meta:image-count="0" meta:object-count="0" meta:page-count="2" meta:paragraph-count="108" meta:word-count="289" meta:character-count="2049" meta:non-whitespace-character-count="1864"/>
  </office:meta>
</office:document-meta>
</file>